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leForMaxExploredUpto-Ratio-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10%</text:p>
          </table:table-cell>
          <table:table-cell table:style-name="ce1" office:value-type="string" calcext:value-type="string">
            <text:p>15%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string" calcext:value-type="string">
            <text:p>35%</text:p>
          </table:table-cell>
          <table:table-cell table:style-name="ce1" office:value-type="string" calcext:value-type="string">
            <text:p>40%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55%</text:p>
          </table:table-cell>
          <table:table-cell table:style-name="ce1" office:value-type="string" calcext:value-type="string">
            <text:p>60%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7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85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expl.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283" calcext:value-type="float">
            <text:p>283</text:p>
          </table:table-cell>
          <table:table-cell office:value-type="float" office:value="299" calcext:value-type="float">
            <text:p>29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0.99" calcext:value-type="float">
            <text:p>0.99</text:p>
          </table:table-cell>
          <table:table-cell office:value-type="float" office:value="2.46" calcext:value-type="float">
            <text:p>2.46</text:p>
          </table:table-cell>
          <table:table-cell office:value-type="float" office:value="4.43" calcext:value-type="float">
            <text:p>4.43</text:p>
          </table:table-cell>
          <table:table-cell office:value-type="float" office:value="7.39" calcext:value-type="float">
            <text:p>7.39</text:p>
          </table:table-cell>
          <table:table-cell office:value-type="float" office:value="11.33" calcext:value-type="float">
            <text:p>11.33</text:p>
          </table:table-cell>
          <table:table-cell office:value-type="float" office:value="19.21" calcext:value-type="float">
            <text:p>19.21</text:p>
          </table:table-cell>
          <table:table-cell table:number-columns-repeated="2" office:value-type="float" office:value="25.62" calcext:value-type="float">
            <text:p>25.62</text:p>
          </table:table-cell>
          <table:table-cell office:value-type="float" office:value="32.51" calcext:value-type="float">
            <text:p>32.51</text:p>
          </table:table-cell>
          <table:table-cell office:value-type="float" office:value="40.39" calcext:value-type="float">
            <text:p>40.39</text:p>
          </table:table-cell>
          <table:table-cell office:value-type="float" office:value="48.28" calcext:value-type="float">
            <text:p>48.28</text:p>
          </table:table-cell>
          <table:table-cell office:value-type="float" office:value="56.16" calcext:value-type="float">
            <text:p>56.16</text:p>
          </table:table-cell>
          <table:table-cell office:value-type="float" office:value="63.55" calcext:value-type="float">
            <text:p>63.55</text:p>
          </table:table-cell>
          <table:table-cell office:value-type="float" office:value="71.43" calcext:value-type="float">
            <text:p>71.43</text:p>
          </table:table-cell>
          <table:table-cell office:value-type="float" office:value="79.31" calcext:value-type="float">
            <text:p>79.31</text:p>
          </table:table-cell>
          <table:table-cell office:value-type="float" office:value="87.19" calcext:value-type="float">
            <text:p>87.19</text:p>
          </table:table-cell>
          <table:table-cell office:value-type="float" office:value="94.58" calcext:value-type="float">
            <text:p>94.5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expl.</text:p>
          </table:table-cell>
          <table:table-cell office:value-type="float" office:value="5813" calcext:value-type="float">
            <text:p>5813</text:p>
          </table:table-cell>
          <table:table-cell office:value-type="float" office:value="11626" calcext:value-type="float">
            <text:p>11626</text:p>
          </table:table-cell>
          <table:table-cell office:value-type="float" office:value="17439" calcext:value-type="float">
            <text:p>17439</text:p>
          </table:table-cell>
          <table:table-cell office:value-type="float" office:value="23252" calcext:value-type="float">
            <text:p>23252</text:p>
          </table:table-cell>
          <table:table-cell office:value-type="float" office:value="29065" calcext:value-type="float">
            <text:p>29065</text:p>
          </table:table-cell>
          <table:table-cell office:value-type="float" office:value="34878" calcext:value-type="float">
            <text:p>34878</text:p>
          </table:table-cell>
          <table:table-cell office:value-type="float" office:value="40691" calcext:value-type="float">
            <text:p>40691</text:p>
          </table:table-cell>
          <table:table-cell office:value-type="float" office:value="46504" calcext:value-type="float">
            <text:p>46504</text:p>
          </table:table-cell>
          <table:table-cell office:value-type="float" office:value="52317" calcext:value-type="float">
            <text:p>52317</text:p>
          </table:table-cell>
          <table:table-cell office:value-type="float" office:value="58130" calcext:value-type="float">
            <text:p>58130</text:p>
          </table:table-cell>
          <table:table-cell office:value-type="float" office:value="63943" calcext:value-type="float">
            <text:p>63943</text:p>
          </table:table-cell>
          <table:table-cell office:value-type="float" office:value="69756" calcext:value-type="float">
            <text:p>69756</text:p>
          </table:table-cell>
          <table:table-cell office:value-type="float" office:value="75569" calcext:value-type="float">
            <text:p>75569</text:p>
          </table:table-cell>
          <table:table-cell office:value-type="float" office:value="81382" calcext:value-type="float">
            <text:p>81382</text:p>
          </table:table-cell>
          <table:table-cell office:value-type="float" office:value="87195" calcext:value-type="float">
            <text:p>87195</text:p>
          </table:table-cell>
          <table:table-cell office:value-type="float" office:value="93008" calcext:value-type="float">
            <text:p>93008</text:p>
          </table:table-cell>
          <table:table-cell office:value-type="float" office:value="98821" calcext:value-type="float">
            <text:p>98821</text:p>
          </table:table-cell>
          <table:table-cell office:value-type="float" office:value="104634" calcext:value-type="float">
            <text:p>104634</text:p>
          </table:table-cell>
          <table:table-cell office:value-type="float" office:value="110447" calcext:value-type="float">
            <text:p>110447</text:p>
          </table:table-cell>
          <table:table-cell office:value-type="float" office:value="116261" calcext:value-type="float">
            <text:p>116261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5628" calcext:value-type="float">
            <text:p>5628</text:p>
          </table:table-cell>
          <table:table-cell office:value-type="float" office:value="11441" calcext:value-type="float">
            <text:p>11441</text:p>
          </table:table-cell>
          <table:table-cell office:value-type="float" office:value="17254" calcext:value-type="float">
            <text:p>17254</text:p>
          </table:table-cell>
          <table:table-cell office:value-type="float" office:value="23031" calcext:value-type="float">
            <text:p>23031</text:p>
          </table:table-cell>
          <table:table-cell office:value-type="float" office:value="28844" calcext:value-type="float">
            <text:p>28844</text:p>
          </table:table-cell>
          <table:table-cell office:value-type="float" office:value="34657" calcext:value-type="float">
            <text:p>34657</text:p>
          </table:table-cell>
          <table:table-cell office:value-type="float" office:value="40470" calcext:value-type="float">
            <text:p>40470</text:p>
          </table:table-cell>
          <table:table-cell office:value-type="float" office:value="46283" calcext:value-type="float">
            <text:p>46283</text:p>
          </table:table-cell>
          <table:table-cell office:value-type="float" office:value="52096" calcext:value-type="float">
            <text:p>52096</text:p>
          </table:table-cell>
          <table:table-cell office:value-type="float" office:value="57909" calcext:value-type="float">
            <text:p>57909</text:p>
          </table:table-cell>
          <table:table-cell office:value-type="float" office:value="63722" calcext:value-type="float">
            <text:p>63722</text:p>
          </table:table-cell>
          <table:table-cell office:value-type="float" office:value="69535" calcext:value-type="float">
            <text:p>69535</text:p>
          </table:table-cell>
          <table:table-cell office:value-type="float" office:value="75348" calcext:value-type="float">
            <text:p>75348</text:p>
          </table:table-cell>
          <table:table-cell office:value-type="float" office:value="81161" calcext:value-type="float">
            <text:p>81161</text:p>
          </table:table-cell>
          <table:table-cell office:value-type="float" office:value="86974" calcext:value-type="float">
            <text:p>86974</text:p>
          </table:table-cell>
          <table:table-cell office:value-type="float" office:value="92787" calcext:value-type="float">
            <text:p>92787</text:p>
          </table:table-cell>
          <table:table-cell office:value-type="float" office:value="98600" calcext:value-type="float">
            <text:p>98600</text:p>
          </table:table-cell>
          <table:table-cell office:value-type="float" office:value="104413" calcext:value-type="float">
            <text:p>104413</text:p>
          </table:table-cell>
          <table:table-cell office:value-type="float" office:value="110226" calcext:value-type="float">
            <text:p>110226</text:p>
          </table:table-cell>
          <table:table-cell office:value-type="float" office:value="115975" calcext:value-type="float">
            <text:p>115975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85" calcext:value-type="float">
            <text:p>4.85</text:p>
          </table:table-cell>
          <table:table-cell office:value-type="float" office:value="9.87" calcext:value-type="float">
            <text:p>9.87</text:p>
          </table:table-cell>
          <table:table-cell office:value-type="float" office:value="14.88" calcext:value-type="float">
            <text:p>14.88</text:p>
          </table:table-cell>
          <table:table-cell office:value-type="float" office:value="19.86" calcext:value-type="float">
            <text:p>19.86</text:p>
          </table:table-cell>
          <table:table-cell office:value-type="float" office:value="24.87" calcext:value-type="float">
            <text:p>24.87</text:p>
          </table:table-cell>
          <table:table-cell office:value-type="float" office:value="29.88" calcext:value-type="float">
            <text:p>29.88</text:p>
          </table:table-cell>
          <table:table-cell office:value-type="float" office:value="34.9" calcext:value-type="float">
            <text:p>34.9</text:p>
          </table:table-cell>
          <table:table-cell office:value-type="float" office:value="39.91" calcext:value-type="float">
            <text:p>39.91</text:p>
          </table:table-cell>
          <table:table-cell office:value-type="float" office:value="44.92" calcext:value-type="float">
            <text:p>44.92</text:p>
          </table:table-cell>
          <table:table-cell office:value-type="float" office:value="49.93" calcext:value-type="float">
            <text:p>49.93</text:p>
          </table:table-cell>
          <table:table-cell office:value-type="float" office:value="54.94" calcext:value-type="float">
            <text:p>54.94</text:p>
          </table:table-cell>
          <table:table-cell office:value-type="float" office:value="59.96" calcext:value-type="float">
            <text:p>59.96</text:p>
          </table:table-cell>
          <table:table-cell office:value-type="float" office:value="64.97" calcext:value-type="float">
            <text:p>64.97</text:p>
          </table:table-cell>
          <table:table-cell office:value-type="float" office:value="69.98" calcext:value-type="float">
            <text:p>69.98</text:p>
          </table:table-cell>
          <table:table-cell office:value-type="float" office:value="74.99" calcext:value-type="float">
            <text:p>74.99</text:p>
          </table:table-cell>
          <table:table-cell office:value-type="float" office:value="80.01" calcext:value-type="float">
            <text:p>80.01</text:p>
          </table:table-cell>
          <table:table-cell office:value-type="float" office:value="85.02" calcext:value-type="float">
            <text:p>85.02</text:p>
          </table:table-cell>
          <table:table-cell office:value-type="float" office:value="90.03" calcext:value-type="float">
            <text:p>90.03</text:p>
          </table:table-cell>
          <table:table-cell office:value-type="float" office:value="95.04" calcext:value-type="float">
            <text:p>95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expl.</text:p>
          </table:table-cell>
          <table:table-cell office:value-type="float" office:value="33945" calcext:value-type="float">
            <text:p>33945</text:p>
          </table:table-cell>
          <table:table-cell office:value-type="float" office:value="67891" calcext:value-type="float">
            <text:p>67891</text:p>
          </table:table-cell>
          <table:table-cell office:value-type="float" office:value="101836" calcext:value-type="float">
            <text:p>101836</text:p>
          </table:table-cell>
          <table:table-cell office:value-type="float" office:value="135782" calcext:value-type="float">
            <text:p>135782</text:p>
          </table:table-cell>
          <table:table-cell office:value-type="float" office:value="169728" calcext:value-type="float">
            <text:p>169728</text:p>
          </table:table-cell>
          <table:table-cell office:value-type="float" office:value="203673" calcext:value-type="float">
            <text:p>203673</text:p>
          </table:table-cell>
          <table:table-cell office:value-type="float" office:value="237619" calcext:value-type="float">
            <text:p>237619</text:p>
          </table:table-cell>
          <table:table-cell office:value-type="float" office:value="271564" calcext:value-type="float">
            <text:p>271564</text:p>
          </table:table-cell>
          <table:table-cell office:value-type="float" office:value="305510" calcext:value-type="float">
            <text:p>305510</text:p>
          </table:table-cell>
          <table:table-cell office:value-type="float" office:value="339456" calcext:value-type="float">
            <text:p>339456</text:p>
          </table:table-cell>
          <table:table-cell office:value-type="float" office:value="373401" calcext:value-type="float">
            <text:p>373401</text:p>
          </table:table-cell>
          <table:table-cell office:value-type="float" office:value="407347" calcext:value-type="float">
            <text:p>407347</text:p>
          </table:table-cell>
          <table:table-cell office:value-type="float" office:value="441292" calcext:value-type="float">
            <text:p>441292</text:p>
          </table:table-cell>
          <table:table-cell office:value-type="float" office:value="475238" calcext:value-type="float">
            <text:p>475238</text:p>
          </table:table-cell>
          <table:table-cell office:value-type="float" office:value="509184" calcext:value-type="float">
            <text:p>509184</text:p>
          </table:table-cell>
          <table:table-cell office:value-type="float" office:value="543129" calcext:value-type="float">
            <text:p>543129</text:p>
          </table:table-cell>
          <table:table-cell office:value-type="float" office:value="577075" calcext:value-type="float">
            <text:p>577075</text:p>
          </table:table-cell>
          <table:table-cell office:value-type="float" office:value="611020" calcext:value-type="float">
            <text:p>611020</text:p>
          </table:table-cell>
          <table:table-cell office:value-type="float" office:value="644966" calcext:value-type="float">
            <text:p>644966</text:p>
          </table:table-cell>
          <table:table-cell office:value-type="float" office:value="678912" calcext:value-type="float">
            <text:p>678912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33715" calcext:value-type="float">
            <text:p>33715</text:p>
          </table:table-cell>
          <table:table-cell office:value-type="float" office:value="67661" calcext:value-type="float">
            <text:p>67661</text:p>
          </table:table-cell>
          <table:table-cell office:value-type="float" office:value="101606" calcext:value-type="float">
            <text:p>101606</text:p>
          </table:table-cell>
          <table:table-cell office:value-type="float" office:value="135512" calcext:value-type="float">
            <text:p>135512</text:p>
          </table:table-cell>
          <table:table-cell office:value-type="float" office:value="169458" calcext:value-type="float">
            <text:p>169458</text:p>
          </table:table-cell>
          <table:table-cell office:value-type="float" office:value="203403" calcext:value-type="float">
            <text:p>203403</text:p>
          </table:table-cell>
          <table:table-cell office:value-type="float" office:value="237349" calcext:value-type="float">
            <text:p>237349</text:p>
          </table:table-cell>
          <table:table-cell office:value-type="float" office:value="271294" calcext:value-type="float">
            <text:p>271294</text:p>
          </table:table-cell>
          <table:table-cell office:value-type="float" office:value="305240" calcext:value-type="float">
            <text:p>305240</text:p>
          </table:table-cell>
          <table:table-cell office:value-type="float" office:value="339186" calcext:value-type="float">
            <text:p>339186</text:p>
          </table:table-cell>
          <table:table-cell office:value-type="float" office:value="373131" calcext:value-type="float">
            <text:p>373131</text:p>
          </table:table-cell>
          <table:table-cell office:value-type="float" office:value="407077" calcext:value-type="float">
            <text:p>407077</text:p>
          </table:table-cell>
          <table:table-cell office:value-type="float" office:value="441022" calcext:value-type="float">
            <text:p>441022</text:p>
          </table:table-cell>
          <table:table-cell office:value-type="float" office:value="474968" calcext:value-type="float">
            <text:p>474968</text:p>
          </table:table-cell>
          <table:table-cell office:value-type="float" office:value="508914" calcext:value-type="float">
            <text:p>508914</text:p>
          </table:table-cell>
          <table:table-cell office:value-type="float" office:value="542859" calcext:value-type="float">
            <text:p>542859</text:p>
          </table:table-cell>
          <table:table-cell office:value-type="float" office:value="576805" calcext:value-type="float">
            <text:p>576805</text:p>
          </table:table-cell>
          <table:table-cell office:value-type="float" office:value="610750" calcext:value-type="float">
            <text:p>610750</text:p>
          </table:table-cell>
          <table:table-cell office:value-type="float" office:value="644696" calcext:value-type="float">
            <text:p>644696</text:p>
          </table:table-cell>
          <table:table-cell office:value-type="float" office:value="678570" calcext:value-type="float">
            <text:p>678570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4.97" calcext:value-type="float">
            <text:p>4.97</text:p>
          </table:table-cell>
          <table:table-cell office:value-type="float" office:value="9.97" calcext:value-type="float">
            <text:p>9.97</text:p>
          </table:table-cell>
          <table:table-cell office:value-type="float" office:value="14.97" calcext:value-type="float">
            <text:p>14.97</text:p>
          </table:table-cell>
          <table:table-cell office:value-type="float" office:value="19.97" calcext:value-type="float">
            <text:p>19.97</text:p>
          </table:table-cell>
          <table:table-cell office:value-type="float" office:value="24.97" calcext:value-type="float">
            <text:p>24.97</text:p>
          </table:table-cell>
          <table:table-cell office:value-type="float" office:value="29.98" calcext:value-type="float">
            <text:p>29.98</text:p>
          </table:table-cell>
          <table:table-cell office:value-type="float" office:value="34.98" calcext:value-type="float">
            <text:p>34.98</text:p>
          </table:table-cell>
          <table:table-cell office:value-type="float" office:value="39.98" calcext:value-type="float">
            <text:p>39.98</text:p>
          </table:table-cell>
          <table:table-cell office:value-type="float" office:value="44.98" calcext:value-type="float">
            <text:p>44.98</text:p>
          </table:table-cell>
          <table:table-cell office:value-type="float" office:value="49.99" calcext:value-type="float">
            <text:p>49.99</text:p>
          </table:table-cell>
          <table:table-cell office:value-type="float" office:value="54.99" calcext:value-type="float">
            <text:p>54.99</text:p>
          </table:table-cell>
          <table:table-cell office:value-type="float" office:value="59.99" calcext:value-type="float">
            <text:p>59.99</text:p>
          </table:table-cell>
          <table:table-cell office:value-type="float" office:value="64.99" calcext:value-type="float">
            <text:p>64.9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.01" calcext:value-type="float">
            <text:p>90.01</text:p>
          </table:table-cell>
          <table:table-cell office:value-type="float" office:value="95.01" calcext:value-type="float">
            <text:p>95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expl.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office:value-type="float" office:value="254" calcext:value-type="float">
            <text:p>254</text:p>
          </table:table-cell>
          <table:table-cell office:value-type="float" office:value="318" calcext:value-type="float">
            <text:p>318</text:p>
          </table:table-cell>
          <table:table-cell office:value-type="float" office:value="381" calcext:value-type="float">
            <text:p>381</text:p>
          </table:table-cell>
          <table:table-cell office:value-type="float" office:value="445" calcext:value-type="float">
            <text:p>445</text:p>
          </table:table-cell>
          <table:table-cell office:value-type="float" office:value="508" calcext:value-type="float">
            <text:p>508</text:p>
          </table:table-cell>
          <table:table-cell office:value-type="float" office:value="572" calcext:value-type="float">
            <text:p>572</text:p>
          </table:table-cell>
          <table:table-cell office:value-type="float" office:value="636" calcext:value-type="float">
            <text:p>636</text:p>
          </table:table-cell>
          <table:table-cell office:value-type="float" office:value="699" calcext:value-type="float">
            <text:p>699</text:p>
          </table:table-cell>
          <table:table-cell office:value-type="float" office:value="763" calcext:value-type="float">
            <text:p>763</text:p>
          </table:table-cell>
          <table:table-cell office:value-type="float" office:value="826" calcext:value-type="float">
            <text:p>826</text:p>
          </table:table-cell>
          <table:table-cell office:value-type="float" office:value="890" calcext:value-type="float">
            <text:p>890</text:p>
          </table:table-cell>
          <table:table-cell office:value-type="float" office:value="954" calcext:value-type="float">
            <text:p>954</text:p>
          </table:table-cell>
          <table:table-cell office:value-type="float" office:value="1017" calcext:value-type="float">
            <text:p>1017</text:p>
          </table:table-cell>
          <table:table-cell office:value-type="float" office:value="1081" calcext:value-type="float">
            <text:p>1081</text:p>
          </table:table-cell>
          <table:table-cell office:value-type="float" office:value="1144" calcext:value-type="float">
            <text:p>1144</text:p>
          </table:table-cell>
          <table:table-cell office:value-type="float" office:value="1208" calcext:value-type="float">
            <text:p>1208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9.23" calcext:value-type="float">
            <text:p>9.23</text:p>
          </table:table-cell>
          <table:table-cell office:value-type="float" office:value="15.38" calcext:value-type="float">
            <text:p>15.38</text:p>
          </table:table-cell>
          <table:table-cell office:value-type="float" office:value="20" calcext:value-type="float">
            <text:p>20</text:p>
          </table:table-cell>
          <table:table-cell office:value-type="float" office:value="26.15" calcext:value-type="float">
            <text:p>26.15</text:p>
          </table:table-cell>
          <table:table-cell office:value-type="float" office:value="29.23" calcext:value-type="float">
            <text:p>29.23</text:p>
          </table:table-cell>
          <table:table-cell office:value-type="float" office:value="35.38" calcext:value-type="float">
            <text:p>35.38</text:p>
          </table:table-cell>
          <table:table-cell office:value-type="float" office:value="40" calcext:value-type="float">
            <text:p>40</text:p>
          </table:table-cell>
          <table:table-cell office:value-type="float" office:value="46.15" calcext:value-type="float">
            <text:p>46.15</text:p>
          </table:table-cell>
          <table:table-cell office:value-type="float" office:value="50.77" calcext:value-type="float">
            <text:p>50.77</text:p>
          </table:table-cell>
          <table:table-cell office:value-type="float" office:value="56.92" calcext:value-type="float">
            <text:p>5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15" calcext:value-type="float">
            <text:p>66.15</text:p>
          </table:table-cell>
          <table:table-cell office:value-type="float" office:value="70.77" calcext:value-type="float">
            <text:p>70.77</text:p>
          </table:table-cell>
          <table:table-cell office:value-type="float" office:value="75.38" calcext:value-type="float">
            <text:p>75.38</text:p>
          </table:table-cell>
          <table:table-cell office:value-type="float" office:value="81.54" calcext:value-type="float">
            <text:p>81.54</text:p>
          </table:table-cell>
          <table:table-cell office:value-type="float" office:value="86.15" calcext:value-type="float">
            <text:p>86.15</text:p>
          </table:table-cell>
          <table:table-cell office:value-type="float" office:value="89.23" calcext:value-type="float">
            <text:p>89.23</text:p>
          </table:table-cell>
          <table:table-cell office:value-type="float" office:value="93.85" calcext:value-type="float">
            <text:p>93.85</text:p>
          </table:table-cell>
          <table:table-cell office:value-type="float" office:value="98.46" calcext:value-type="float">
            <text:p>98.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expl.</text:p>
          </table:table-cell>
          <table:table-cell office:value-type="float" office:value="13635" calcext:value-type="float">
            <text:p>13635</text:p>
          </table:table-cell>
          <table:table-cell office:value-type="float" office:value="27270" calcext:value-type="float">
            <text:p>27270</text:p>
          </table:table-cell>
          <table:table-cell office:value-type="float" office:value="40905" calcext:value-type="float">
            <text:p>40905</text:p>
          </table:table-cell>
          <table:table-cell office:value-type="float" office:value="54541" calcext:value-type="float">
            <text:p>54541</text:p>
          </table:table-cell>
          <table:table-cell office:value-type="float" office:value="68176" calcext:value-type="float">
            <text:p>68176</text:p>
          </table:table-cell>
          <table:table-cell office:value-type="float" office:value="81811" calcext:value-type="float">
            <text:p>81811</text:p>
          </table:table-cell>
          <table:table-cell office:value-type="float" office:value="95447" calcext:value-type="float">
            <text:p>95447</text:p>
          </table:table-cell>
          <table:table-cell office:value-type="float" office:value="109082" calcext:value-type="float">
            <text:p>109082</text:p>
          </table:table-cell>
          <table:table-cell office:value-type="float" office:value="122717" calcext:value-type="float">
            <text:p>122717</text:p>
          </table:table-cell>
          <table:table-cell office:value-type="float" office:value="136353" calcext:value-type="float">
            <text:p>136353</text:p>
          </table:table-cell>
          <table:table-cell office:value-type="float" office:value="149988" calcext:value-type="float">
            <text:p>149988</text:p>
          </table:table-cell>
          <table:table-cell office:value-type="float" office:value="163623" calcext:value-type="float">
            <text:p>163623</text:p>
          </table:table-cell>
          <table:table-cell office:value-type="float" office:value="177258" calcext:value-type="float">
            <text:p>177258</text:p>
          </table:table-cell>
          <table:table-cell office:value-type="float" office:value="190894" calcext:value-type="float">
            <text:p>190894</text:p>
          </table:table-cell>
          <table:table-cell office:value-type="float" office:value="204529" calcext:value-type="float">
            <text:p>204529</text:p>
          </table:table-cell>
          <table:table-cell office:value-type="float" office:value="218164" calcext:value-type="float">
            <text:p>218164</text:p>
          </table:table-cell>
          <table:table-cell office:value-type="float" office:value="231800" calcext:value-type="float">
            <text:p>231800</text:p>
          </table:table-cell>
          <table:table-cell office:value-type="float" office:value="245435" calcext:value-type="float">
            <text:p>245435</text:p>
          </table:table-cell>
          <table:table-cell office:value-type="float" office:value="259070" calcext:value-type="float">
            <text:p>259070</text:p>
          </table:table-cell>
          <table:table-cell office:value-type="float" office:value="272706" calcext:value-type="float">
            <text:p>272706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375" calcext:value-type="float">
            <text:p>375</text:p>
          </table:table-cell>
          <table:table-cell office:value-type="float" office:value="727" calcext:value-type="float">
            <text:p>727</text:p>
          </table:table-cell>
          <table:table-cell office:value-type="float" office:value="1091" calcext:value-type="float">
            <text:p>1091</text:p>
          </table:table-cell>
          <table:table-cell office:value-type="float" office:value="1441" calcext:value-type="float">
            <text:p>1441</text:p>
          </table:table-cell>
          <table:table-cell office:value-type="float" office:value="1791" calcext:value-type="float">
            <text:p>1791</text:p>
          </table:table-cell>
          <table:table-cell office:value-type="float" office:value="2117" calcext:value-type="float">
            <text:p>2117</text:p>
          </table:table-cell>
          <table:table-cell office:value-type="float" office:value="2482" calcext:value-type="float">
            <text:p>2482</text:p>
          </table:table-cell>
          <table:table-cell office:value-type="float" office:value="2835" calcext:value-type="float">
            <text:p>2835</text:p>
          </table:table-cell>
          <table:table-cell office:value-type="float" office:value="3198" calcext:value-type="float">
            <text:p>3198</text:p>
          </table:table-cell>
          <table:table-cell office:value-type="float" office:value="3549" calcext:value-type="float">
            <text:p>3549</text:p>
          </table:table-cell>
          <table:table-cell office:value-type="float" office:value="3896" calcext:value-type="float">
            <text:p>3896</text:p>
          </table:table-cell>
          <table:table-cell office:value-type="float" office:value="4226" calcext:value-type="float">
            <text:p>4226</text:p>
          </table:table-cell>
          <table:table-cell office:value-type="float" office:value="4590" calcext:value-type="float">
            <text:p>4590</text:p>
          </table:table-cell>
          <table:table-cell office:value-type="float" office:value="4938" calcext:value-type="float">
            <text:p>4938</text:p>
          </table:table-cell>
          <table:table-cell office:value-type="float" office:value="5288" calcext:value-type="float">
            <text:p>5288</text:p>
          </table:table-cell>
          <table:table-cell office:value-type="float" office:value="5613" calcext:value-type="float">
            <text:p>5613</text:p>
          </table:table-cell>
          <table:table-cell office:value-type="float" office:value="5963" calcext:value-type="float">
            <text:p>5963</text:p>
          </table:table-cell>
          <table:table-cell office:value-type="float" office:value="6299" calcext:value-type="float">
            <text:p>6299</text:p>
          </table:table-cell>
          <table:table-cell office:value-type="float" office:value="6631" calcext:value-type="float">
            <text:p>6631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5.42" calcext:value-type="float">
            <text:p>5.42</text:p>
          </table:table-cell>
          <table:table-cell office:value-type="float" office:value="10.51" calcext:value-type="float">
            <text:p>10.51</text:p>
          </table:table-cell>
          <table:table-cell office:value-type="float" office:value="15.77" calcext:value-type="float">
            <text:p>15.77</text:p>
          </table:table-cell>
          <table:table-cell office:value-type="float" office:value="20.83" calcext:value-type="float">
            <text:p>20.83</text:p>
          </table:table-cell>
          <table:table-cell office:value-type="float" office:value="25.89" calcext:value-type="float">
            <text:p>25.89</text:p>
          </table:table-cell>
          <table:table-cell office:value-type="float" office:value="30.6" calcext:value-type="float">
            <text:p>30.6</text:p>
          </table:table-cell>
          <table:table-cell office:value-type="float" office:value="35.88" calcext:value-type="float">
            <text:p>35.88</text:p>
          </table:table-cell>
          <table:table-cell office:value-type="float" office:value="40.98" calcext:value-type="float">
            <text:p>40.98</text:p>
          </table:table-cell>
          <table:table-cell office:value-type="float" office:value="46.23" calcext:value-type="float">
            <text:p>46.23</text:p>
          </table:table-cell>
          <table:table-cell office:value-type="float" office:value="51.3" calcext:value-type="float">
            <text:p>51.3</text:p>
          </table:table-cell>
          <table:table-cell office:value-type="float" office:value="56.32" calcext:value-type="float">
            <text:p>56.32</text:p>
          </table:table-cell>
          <table:table-cell office:value-type="float" office:value="61.09" calcext:value-type="float">
            <text:p>61.09</text:p>
          </table:table-cell>
          <table:table-cell office:value-type="float" office:value="66.35" calcext:value-type="float">
            <text:p>66.35</text:p>
          </table:table-cell>
          <table:table-cell office:value-type="float" office:value="71.38" calcext:value-type="float">
            <text:p>71.38</text:p>
          </table:table-cell>
          <table:table-cell office:value-type="float" office:value="76.44" calcext:value-type="float">
            <text:p>76.44</text:p>
          </table:table-cell>
          <table:table-cell office:value-type="float" office:value="81.14" calcext:value-type="float">
            <text:p>81.14</text:p>
          </table:table-cell>
          <table:table-cell office:value-type="float" office:value="86.2" calcext:value-type="float">
            <text:p>86.2</text:p>
          </table:table-cell>
          <table:table-cell office:value-type="float" office:value="91.05" calcext:value-type="float">
            <text:p>91.05</text:p>
          </table:table-cell>
          <table:table-cell office:value-type="float" office:value="95.85" calcext:value-type="float">
            <text:p>95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expl.</text:p>
          </table:table-cell>
          <table:table-cell office:value-type="float" office:value="52612" calcext:value-type="float">
            <text:p>52612</text:p>
          </table:table-cell>
          <table:table-cell office:value-type="float" office:value="105224" calcext:value-type="float">
            <text:p>105224</text:p>
          </table:table-cell>
          <table:table-cell office:value-type="float" office:value="157836" calcext:value-type="float">
            <text:p>157836</text:p>
          </table:table-cell>
          <table:table-cell office:value-type="float" office:value="210448" calcext:value-type="float">
            <text:p>210448</text:p>
          </table:table-cell>
          <table:table-cell office:value-type="float" office:value="263060" calcext:value-type="float">
            <text:p>263060</text:p>
          </table:table-cell>
          <table:table-cell office:value-type="float" office:value="315672" calcext:value-type="float">
            <text:p>315672</text:p>
          </table:table-cell>
          <table:table-cell office:value-type="float" office:value="368284" calcext:value-type="float">
            <text:p>368284</text:p>
          </table:table-cell>
          <table:table-cell office:value-type="float" office:value="420896" calcext:value-type="float">
            <text:p>420896</text:p>
          </table:table-cell>
          <table:table-cell office:value-type="float" office:value="473508" calcext:value-type="float">
            <text:p>473508</text:p>
          </table:table-cell>
          <table:table-cell office:value-type="float" office:value="526120" calcext:value-type="float">
            <text:p>526120</text:p>
          </table:table-cell>
          <table:table-cell office:value-type="float" office:value="578732" calcext:value-type="float">
            <text:p>578732</text:p>
          </table:table-cell>
          <table:table-cell office:value-type="float" office:value="631344" calcext:value-type="float">
            <text:p>631344</text:p>
          </table:table-cell>
          <table:table-cell office:value-type="float" office:value="683956" calcext:value-type="float">
            <text:p>683956</text:p>
          </table:table-cell>
          <table:table-cell office:value-type="float" office:value="736568" calcext:value-type="float">
            <text:p>736568</text:p>
          </table:table-cell>
          <table:table-cell office:value-type="float" office:value="789180" calcext:value-type="float">
            <text:p>789180</text:p>
          </table:table-cell>
          <table:table-cell office:value-type="float" office:value="841792" calcext:value-type="float">
            <text:p>841792</text:p>
          </table:table-cell>
          <table:table-cell office:value-type="float" office:value="894404" calcext:value-type="float">
            <text:p>894404</text:p>
          </table:table-cell>
          <table:table-cell office:value-type="float" office:value="947016" calcext:value-type="float">
            <text:p>947016</text:p>
          </table:table-cell>
          <table:table-cell office:value-type="float" office:value="999628" calcext:value-type="float">
            <text:p>999628</text:p>
          </table:table-cell>
          <table:table-cell office:value-type="float" office:value="1052240" calcext:value-type="float">
            <text:p>1052240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1248" calcext:value-type="float">
            <text:p>1248</text:p>
          </table:table-cell>
          <table:table-cell office:value-type="float" office:value="2458" calcext:value-type="float">
            <text:p>2458</text:p>
          </table:table-cell>
          <table:table-cell office:value-type="float" office:value="3693" calcext:value-type="float">
            <text:p>3693</text:p>
          </table:table-cell>
          <table:table-cell office:value-type="float" office:value="4897" calcext:value-type="float">
            <text:p>4897</text:p>
          </table:table-cell>
          <table:table-cell office:value-type="float" office:value="6088" calcext:value-type="float">
            <text:p>6088</text:p>
          </table:table-cell>
          <table:table-cell office:value-type="float" office:value="7226" calcext:value-type="float">
            <text:p>7226</text:p>
          </table:table-cell>
          <table:table-cell office:value-type="float" office:value="8463" calcext:value-type="float">
            <text:p>8463</text:p>
          </table:table-cell>
          <table:table-cell office:value-type="float" office:value="9660" calcext:value-type="float">
            <text:p>9660</text:p>
          </table:table-cell>
          <table:table-cell office:value-type="float" office:value="10882" calcext:value-type="float">
            <text:p>10882</text:p>
          </table:table-cell>
          <table:table-cell office:value-type="float" office:value="12092" calcext:value-type="float">
            <text:p>12092</text:p>
          </table:table-cell>
          <table:table-cell office:value-type="float" office:value="13260" calcext:value-type="float">
            <text:p>13260</text:p>
          </table:table-cell>
          <table:table-cell office:value-type="float" office:value="14427" calcext:value-type="float">
            <text:p>14427</text:p>
          </table:table-cell>
          <table:table-cell office:value-type="float" office:value="15656" calcext:value-type="float">
            <text:p>15656</text:p>
          </table:table-cell>
          <table:table-cell office:value-type="float" office:value="16868" calcext:value-type="float">
            <text:p>16868</text:p>
          </table:table-cell>
          <table:table-cell office:value-type="float" office:value="18045" calcext:value-type="float">
            <text:p>18045</text:p>
          </table:table-cell>
          <table:table-cell office:value-type="float" office:value="19199" calcext:value-type="float">
            <text:p>19199</text:p>
          </table:table-cell>
          <table:table-cell office:value-type="float" office:value="20394" calcext:value-type="float">
            <text:p>20394</text:p>
          </table:table-cell>
          <table:table-cell office:value-type="float" office:value="21509" calcext:value-type="float">
            <text:p>21509</text:p>
          </table:table-cell>
          <table:table-cell office:value-type="float" office:value="22678" calcext:value-type="float">
            <text:p>22678</text:p>
          </table:table-cell>
          <table:table-cell office:value-type="float" office:value="23714" calcext:value-type="float">
            <text:p>23714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5.26" calcext:value-type="float">
            <text:p>5.26</text:p>
          </table:table-cell>
          <table:table-cell office:value-type="float" office:value="10.37" calcext:value-type="float">
            <text:p>10.37</text:p>
          </table:table-cell>
          <table:table-cell office:value-type="float" office:value="15.57" calcext:value-type="float">
            <text:p>15.57</text:p>
          </table:table-cell>
          <table:table-cell office:value-type="float" office:value="20.65" calcext:value-type="float">
            <text:p>20.65</text:p>
          </table:table-cell>
          <table:table-cell office:value-type="float" office:value="25.67" calcext:value-type="float">
            <text:p>25.67</text:p>
          </table:table-cell>
          <table:table-cell office:value-type="float" office:value="30.47" calcext:value-type="float">
            <text:p>30.47</text:p>
          </table:table-cell>
          <table:table-cell office:value-type="float" office:value="35.69" calcext:value-type="float">
            <text:p>35.69</text:p>
          </table:table-cell>
          <table:table-cell office:value-type="float" office:value="40.74" calcext:value-type="float">
            <text:p>40.74</text:p>
          </table:table-cell>
          <table:table-cell office:value-type="float" office:value="45.89" calcext:value-type="float">
            <text:p>45.89</text:p>
          </table:table-cell>
          <table:table-cell office:value-type="float" office:value="50.99" calcext:value-type="float">
            <text:p>50.99</text:p>
          </table:table-cell>
          <table:table-cell office:value-type="float" office:value="55.92" calcext:value-type="float">
            <text:p>55.92</text:p>
          </table:table-cell>
          <table:table-cell office:value-type="float" office:value="60.84" calcext:value-type="float">
            <text:p>60.84</text:p>
          </table:table-cell>
          <table:table-cell office:value-type="float" office:value="66.02" calcext:value-type="float">
            <text:p>66.02</text:p>
          </table:table-cell>
          <table:table-cell office:value-type="float" office:value="71.13" calcext:value-type="float">
            <text:p>71.13</text:p>
          </table:table-cell>
          <table:table-cell office:value-type="float" office:value="76.09" calcext:value-type="float">
            <text:p>76.09</text:p>
          </table:table-cell>
          <table:table-cell office:value-type="float" office:value="80.96" calcext:value-type="float">
            <text:p>80.96</text:p>
          </table:table-cell>
          <table:table-cell office:value-type="float" office:value="86" calcext:value-type="float">
            <text:p>86</text:p>
          </table:table-cell>
          <table:table-cell office:value-type="float" office:value="90.7" calcext:value-type="float">
            <text:p>90.7</text:p>
          </table:table-cell>
          <table:table-cell office:value-type="float" office:value="95.63" calcext:value-type="float">
            <text:p>95.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#expl.</text:p>
          </table:table-cell>
          <table:table-cell office:value-type="float" office:value="104" calcext:value-type="float">
            <text:p>104</text:p>
          </table:table-cell>
          <table:table-cell office:value-type="float" office:value="209" calcext:value-type="float">
            <text:p>209</text:p>
          </table:table-cell>
          <table:table-cell office:value-type="float" office:value="314" calcext:value-type="float">
            <text:p>314</text:p>
          </table:table-cell>
          <table:table-cell office:value-type="float" office:value="418" calcext:value-type="float">
            <text:p>418</text:p>
          </table:table-cell>
          <table:table-cell office:value-type="float" office:value="523" calcext:value-type="float">
            <text:p>523</text:p>
          </table:table-cell>
          <table:table-cell office:value-type="float" office:value="628" calcext:value-type="float">
            <text:p>628</text:p>
          </table:table-cell>
          <table:table-cell office:value-type="float" office:value="732" calcext:value-type="float">
            <text:p>732</text:p>
          </table:table-cell>
          <table:table-cell office:value-type="float" office:value="837" calcext:value-type="float">
            <text:p>837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151" calcext:value-type="float">
            <text:p>1151</text:p>
          </table:table-cell>
          <table:table-cell office:value-type="float" office:value="1256" calcext:value-type="float">
            <text:p>1256</text:p>
          </table:table-cell>
          <table:table-cell office:value-type="float" office:value="1361" calcext:value-type="float">
            <text:p>1361</text:p>
          </table:table-cell>
          <table:table-cell office:value-type="float" office:value="1465" calcext:value-type="float">
            <text:p>1465</text:p>
          </table:table-cell>
          <table:table-cell office:value-type="float" office:value="1570" calcext:value-type="float">
            <text:p>1570</text:p>
          </table:table-cell>
          <table:table-cell office:value-type="float" office:value="1675" calcext:value-type="float">
            <text:p>1675</text:p>
          </table:table-cell>
          <table:table-cell office:value-type="float" office:value="1779" calcext:value-type="float">
            <text:p>1779</text:p>
          </table:table-cell>
          <table:table-cell office:value-type="float" office:value="1884" calcext:value-type="float">
            <text:p>1884</text:p>
          </table:table-cell>
          <table:table-cell office:value-type="float" office:value="1989" calcext:value-type="float">
            <text:p>198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375" calcext:value-type="float">
            <text:p>375</text:p>
          </table:table-cell>
          <table:table-cell office:value-type="float" office:value="397" calcext:value-type="float">
            <text:p>397</text:p>
          </table:table-cell>
          <table:table-cell office:value-type="float" office:value="410" calcext:value-type="float">
            <text:p>410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56" calcext:value-type="float">
            <text:p>45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7.14" calcext:value-type="float">
            <text:p>7.14</text:p>
          </table:table-cell>
          <table:table-cell office:value-type="float" office:value="16.02" calcext:value-type="float">
            <text:p>16.02</text:p>
          </table:table-cell>
          <table:table-cell office:value-type="float" office:value="21.65" calcext:value-type="float">
            <text:p>21.65</text:p>
          </table:table-cell>
          <table:table-cell office:value-type="float" office:value="29.22" calcext:value-type="float">
            <text:p>29.22</text:p>
          </table:table-cell>
          <table:table-cell office:value-type="float" office:value="35.5" calcext:value-type="float">
            <text:p>35.5</text:p>
          </table:table-cell>
          <table:table-cell office:value-type="float" office:value="40.69" calcext:value-type="float">
            <text:p>40.69</text:p>
          </table:table-cell>
          <table:table-cell office:value-type="float" office:value="44.16" calcext:value-type="float">
            <text:p>44.16</text:p>
          </table:table-cell>
          <table:table-cell office:value-type="float" office:value="48.48" calcext:value-type="float">
            <text:p>48.48</text:p>
          </table:table-cell>
          <table:table-cell office:value-type="float" office:value="56.06" calcext:value-type="float">
            <text:p>56.06</text:p>
          </table:table-cell>
          <table:table-cell office:value-type="float" office:value="62.77" calcext:value-type="float">
            <text:p>62.77</text:p>
          </table:table-cell>
          <table:table-cell office:value-type="float" office:value="67.32" calcext:value-type="float">
            <text:p>67.32</text:p>
          </table:table-cell>
          <table:table-cell office:value-type="float" office:value="71.43" calcext:value-type="float">
            <text:p>71.43</text:p>
          </table:table-cell>
          <table:table-cell office:value-type="float" office:value="75.97" calcext:value-type="float">
            <text:p>75.97</text:p>
          </table:table-cell>
          <table:table-cell office:value-type="float" office:value="81.17" calcext:value-type="float">
            <text:p>81.17</text:p>
          </table:table-cell>
          <table:table-cell office:value-type="float" office:value="85.93" calcext:value-type="float">
            <text:p>85.93</text:p>
          </table:table-cell>
          <table:table-cell office:value-type="float" office:value="88.74" calcext:value-type="float">
            <text:p>88.74</text:p>
          </table:table-cell>
          <table:table-cell office:value-type="float" office:value="93.51" calcext:value-type="float">
            <text:p>93.51</text:p>
          </table:table-cell>
          <table:table-cell office:value-type="float" office:value="95.67" calcext:value-type="float">
            <text:p>95.67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#expl.</text:p>
          </table:table-cell>
          <table:table-cell office:value-type="float" office:value="37805" calcext:value-type="float">
            <text:p>37805</text:p>
          </table:table-cell>
          <table:table-cell office:value-type="float" office:value="75611" calcext:value-type="float">
            <text:p>75611</text:p>
          </table:table-cell>
          <table:table-cell office:value-type="float" office:value="113416" calcext:value-type="float">
            <text:p>113416</text:p>
          </table:table-cell>
          <table:table-cell office:value-type="float" office:value="151222" calcext:value-type="float">
            <text:p>151222</text:p>
          </table:table-cell>
          <table:table-cell office:value-type="float" office:value="189028" calcext:value-type="float">
            <text:p>189028</text:p>
          </table:table-cell>
          <table:table-cell office:value-type="float" office:value="226833" calcext:value-type="float">
            <text:p>226833</text:p>
          </table:table-cell>
          <table:table-cell office:value-type="float" office:value="264639" calcext:value-type="float">
            <text:p>264639</text:p>
          </table:table-cell>
          <table:table-cell office:value-type="float" office:value="302444" calcext:value-type="float">
            <text:p>302444</text:p>
          </table:table-cell>
          <table:table-cell office:value-type="float" office:value="340250" calcext:value-type="float">
            <text:p>340250</text:p>
          </table:table-cell>
          <table:table-cell office:value-type="float" office:value="378056" calcext:value-type="float">
            <text:p>378056</text:p>
          </table:table-cell>
          <table:table-cell office:value-type="float" office:value="415861" calcext:value-type="float">
            <text:p>415861</text:p>
          </table:table-cell>
          <table:table-cell office:value-type="float" office:value="453667" calcext:value-type="float">
            <text:p>453667</text:p>
          </table:table-cell>
          <table:table-cell office:value-type="float" office:value="491472" calcext:value-type="float">
            <text:p>491472</text:p>
          </table:table-cell>
          <table:table-cell office:value-type="float" office:value="529278" calcext:value-type="float">
            <text:p>529278</text:p>
          </table:table-cell>
          <table:table-cell office:value-type="float" office:value="567084" calcext:value-type="float">
            <text:p>567084</text:p>
          </table:table-cell>
          <table:table-cell office:value-type="float" office:value="604889" calcext:value-type="float">
            <text:p>604889</text:p>
          </table:table-cell>
          <table:table-cell office:value-type="float" office:value="642695" calcext:value-type="float">
            <text:p>642695</text:p>
          </table:table-cell>
          <table:table-cell office:value-type="float" office:value="680500" calcext:value-type="float">
            <text:p>680500</text:p>
          </table:table-cell>
          <table:table-cell office:value-type="float" office:value="718306" calcext:value-type="float">
            <text:p>718306</text:p>
          </table:table-cell>
          <table:table-cell office:value-type="float" office:value="756112" calcext:value-type="float">
            <text:p>75611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7410" calcext:value-type="float">
            <text:p>7410</text:p>
          </table:table-cell>
          <table:table-cell office:value-type="float" office:value="13453" calcext:value-type="float">
            <text:p>13453</text:p>
          </table:table-cell>
          <table:table-cell office:value-type="float" office:value="18571" calcext:value-type="float">
            <text:p>18571</text:p>
          </table:table-cell>
          <table:table-cell office:value-type="float" office:value="24228" calcext:value-type="float">
            <text:p>24228</text:p>
          </table:table-cell>
          <table:table-cell office:value-type="float" office:value="29523" calcext:value-type="float">
            <text:p>29523</text:p>
          </table:table-cell>
          <table:table-cell office:value-type="float" office:value="34425" calcext:value-type="float">
            <text:p>34425</text:p>
          </table:table-cell>
          <table:table-cell office:value-type="float" office:value="38860" calcext:value-type="float">
            <text:p>38860</text:p>
          </table:table-cell>
          <table:table-cell office:value-type="float" office:value="42642" calcext:value-type="float">
            <text:p>42642</text:p>
          </table:table-cell>
          <table:table-cell office:value-type="float" office:value="47817" calcext:value-type="float">
            <text:p>47817</text:p>
          </table:table-cell>
          <table:table-cell office:value-type="float" office:value="53205" calcext:value-type="float">
            <text:p>53205</text:p>
          </table:table-cell>
          <table:table-cell office:value-type="float" office:value="57980" calcext:value-type="float">
            <text:p>57980</text:p>
          </table:table-cell>
          <table:table-cell office:value-type="float" office:value="62451" calcext:value-type="float">
            <text:p>62451</text:p>
          </table:table-cell>
          <table:table-cell office:value-type="float" office:value="66493" calcext:value-type="float">
            <text:p>66493</text:p>
          </table:table-cell>
          <table:table-cell office:value-type="float" office:value="70744" calcext:value-type="float">
            <text:p>70744</text:p>
          </table:table-cell>
          <table:table-cell office:value-type="float" office:value="75223" calcext:value-type="float">
            <text:p>75223</text:p>
          </table:table-cell>
          <table:table-cell office:value-type="float" office:value="79286" calcext:value-type="float">
            <text:p>79286</text:p>
          </table:table-cell>
          <table:table-cell office:value-type="float" office:value="83045" calcext:value-type="float">
            <text:p>83045</text:p>
          </table:table-cell>
          <table:table-cell office:value-type="float" office:value="86674" calcext:value-type="float">
            <text:p>86674</text:p>
          </table:table-cell>
          <table:table-cell office:value-type="float" office:value="89910" calcext:value-type="float">
            <text:p>89910</text:p>
          </table:table-cell>
          <table:table-cell office:value-type="float" office:value="92378" calcext:value-type="float">
            <text:p>92378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8.02" calcext:value-type="float">
            <text:p>8.02</text:p>
          </table:table-cell>
          <table:table-cell office:value-type="float" office:value="14.56" calcext:value-type="float">
            <text:p>14.56</text:p>
          </table:table-cell>
          <table:table-cell office:value-type="float" office:value="20.1" calcext:value-type="float">
            <text:p>20.1</text:p>
          </table:table-cell>
          <table:table-cell office:value-type="float" office:value="26.23" calcext:value-type="float">
            <text:p>26.23</text:p>
          </table:table-cell>
          <table:table-cell office:value-type="float" office:value="31.96" calcext:value-type="float">
            <text:p>31.96</text:p>
          </table:table-cell>
          <table:table-cell office:value-type="float" office:value="37.27" calcext:value-type="float">
            <text:p>37.27</text:p>
          </table:table-cell>
          <table:table-cell office:value-type="float" office:value="42.07" calcext:value-type="float">
            <text:p>42.07</text:p>
          </table:table-cell>
          <table:table-cell office:value-type="float" office:value="46.16" calcext:value-type="float">
            <text:p>46.16</text:p>
          </table:table-cell>
          <table:table-cell office:value-type="float" office:value="51.76" calcext:value-type="float">
            <text:p>51.76</text:p>
          </table:table-cell>
          <table:table-cell office:value-type="float" office:value="57.59" calcext:value-type="float">
            <text:p>57.59</text:p>
          </table:table-cell>
          <table:table-cell office:value-type="float" office:value="62.76" calcext:value-type="float">
            <text:p>62.76</text:p>
          </table:table-cell>
          <table:table-cell office:value-type="float" office:value="67.6" calcext:value-type="float">
            <text:p>67.6</text:p>
          </table:table-cell>
          <table:table-cell office:value-type="float" office:value="71.98" calcext:value-type="float">
            <text:p>71.98</text:p>
          </table:table-cell>
          <table:table-cell office:value-type="float" office:value="76.58" calcext:value-type="float">
            <text:p>76.58</text:p>
          </table:table-cell>
          <table:table-cell office:value-type="float" office:value="81.43" calcext:value-type="float">
            <text:p>81.43</text:p>
          </table:table-cell>
          <table:table-cell office:value-type="float" office:value="85.83" calcext:value-type="float">
            <text:p>85.83</text:p>
          </table:table-cell>
          <table:table-cell office:value-type="float" office:value="89.9" calcext:value-type="float">
            <text:p>89.9</text:p>
          </table:table-cell>
          <table:table-cell office:value-type="float" office:value="93.83" calcext:value-type="float">
            <text:p>93.83</text:p>
          </table:table-cell>
          <table:table-cell office:value-type="float" office:value="97.33" calcext:value-type="float">
            <text:p>97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#expl.</text:p>
          </table:table-cell>
          <table:table-cell office:value-type="float" office:value="161678" calcext:value-type="float">
            <text:p>161678</text:p>
          </table:table-cell>
          <table:table-cell office:value-type="float" office:value="323357" calcext:value-type="float">
            <text:p>323357</text:p>
          </table:table-cell>
          <table:table-cell office:value-type="float" office:value="485036" calcext:value-type="float">
            <text:p>485036</text:p>
          </table:table-cell>
          <table:table-cell office:value-type="float" office:value="646715" calcext:value-type="float">
            <text:p>646715</text:p>
          </table:table-cell>
          <table:table-cell office:value-type="float" office:value="808394" calcext:value-type="float">
            <text:p>808394</text:p>
          </table:table-cell>
          <table:table-cell office:value-type="float" office:value="970073" calcext:value-type="float">
            <text:p>970073</text:p>
          </table:table-cell>
          <table:table-cell office:value-type="float" office:value="1131752" calcext:value-type="float">
            <text:p>1131752</text:p>
          </table:table-cell>
          <table:table-cell office:value-type="float" office:value="1293431" calcext:value-type="float">
            <text:p>1293431</text:p>
          </table:table-cell>
          <table:table-cell office:value-type="float" office:value="1455110" calcext:value-type="float">
            <text:p>1455110</text:p>
          </table:table-cell>
          <table:table-cell office:value-type="float" office:value="1616789" calcext:value-type="float">
            <text:p>1616789</text:p>
          </table:table-cell>
          <table:table-cell office:value-type="float" office:value="1778468" calcext:value-type="float">
            <text:p>1778468</text:p>
          </table:table-cell>
          <table:table-cell office:value-type="float" office:value="1940147" calcext:value-type="float">
            <text:p>1940147</text:p>
          </table:table-cell>
          <table:table-cell office:value-type="float" office:value="2101826" calcext:value-type="float">
            <text:p>2101826</text:p>
          </table:table-cell>
          <table:table-cell office:value-type="float" office:value="2263505" calcext:value-type="float">
            <text:p>2263505</text:p>
          </table:table-cell>
          <table:table-cell office:value-type="float" office:value="2425184" calcext:value-type="float">
            <text:p>2425184</text:p>
          </table:table-cell>
          <table:table-cell office:value-type="float" office:value="2586863" calcext:value-type="float">
            <text:p>2586863</text:p>
          </table:table-cell>
          <table:table-cell office:value-type="float" office:value="2748542" calcext:value-type="float">
            <text:p>2748542</text:p>
          </table:table-cell>
          <table:table-cell office:value-type="float" office:value="2910221" calcext:value-type="float">
            <text:p>2910221</text:p>
          </table:table-cell>
          <table:table-cell office:value-type="float" office:value="3071900" calcext:value-type="float">
            <text:p>3071900</text:p>
          </table:table-cell>
          <table:table-cell office:value-type="float" office:value="3233579" calcext:value-type="float">
            <text:p>3233579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27397" calcext:value-type="float">
            <text:p>27397</text:p>
          </table:table-cell>
          <table:table-cell office:value-type="float" office:value="49822" calcext:value-type="float">
            <text:p>49822</text:p>
          </table:table-cell>
          <table:table-cell office:value-type="float" office:value="69429" calcext:value-type="float">
            <text:p>69429</text:p>
          </table:table-cell>
          <table:table-cell office:value-type="float" office:value="90442" calcext:value-type="float">
            <text:p>90442</text:p>
          </table:table-cell>
          <table:table-cell office:value-type="float" office:value="110596" calcext:value-type="float">
            <text:p>110596</text:p>
          </table:table-cell>
          <table:table-cell office:value-type="float" office:value="128782" calcext:value-type="float">
            <text:p>128782</text:p>
          </table:table-cell>
          <table:table-cell office:value-type="float" office:value="145726" calcext:value-type="float">
            <text:p>145726</text:p>
          </table:table-cell>
          <table:table-cell office:value-type="float" office:value="161524" calcext:value-type="float">
            <text:p>161524</text:p>
          </table:table-cell>
          <table:table-cell office:value-type="float" office:value="179670" calcext:value-type="float">
            <text:p>179670</text:p>
          </table:table-cell>
          <table:table-cell office:value-type="float" office:value="200024" calcext:value-type="float">
            <text:p>200024</text:p>
          </table:table-cell>
          <table:table-cell office:value-type="float" office:value="218315" calcext:value-type="float">
            <text:p>218315</text:p>
          </table:table-cell>
          <table:table-cell office:value-type="float" office:value="235490" calcext:value-type="float">
            <text:p>235490</text:p>
          </table:table-cell>
          <table:table-cell office:value-type="float" office:value="251880" calcext:value-type="float">
            <text:p>251880</text:p>
          </table:table-cell>
          <table:table-cell office:value-type="float" office:value="267411" calcext:value-type="float">
            <text:p>267411</text:p>
          </table:table-cell>
          <table:table-cell office:value-type="float" office:value="284356" calcext:value-type="float">
            <text:p>284356</text:p>
          </table:table-cell>
          <table:table-cell office:value-type="float" office:value="300779" calcext:value-type="float">
            <text:p>300779</text:p>
          </table:table-cell>
          <table:table-cell office:value-type="float" office:value="315058" calcext:value-type="float">
            <text:p>315058</text:p>
          </table:table-cell>
          <table:table-cell office:value-type="float" office:value="329757" calcext:value-type="float">
            <text:p>329757</text:p>
          </table:table-cell>
          <table:table-cell office:value-type="float" office:value="342602" calcext:value-type="float">
            <text:p>342602</text:p>
          </table:table-cell>
          <table:table-cell office:value-type="float" office:value="352716" calcext:value-type="float">
            <text:p>352716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7.77" calcext:value-type="float">
            <text:p>7.77</text:p>
          </table:table-cell>
          <table:table-cell office:value-type="float" office:value="14.13" calcext:value-type="float">
            <text:p>14.13</text:p>
          </table:table-cell>
          <table:table-cell office:value-type="float" office:value="19.68" calcext:value-type="float">
            <text:p>19.68</text:p>
          </table:table-cell>
          <table:table-cell office:value-type="float" office:value="25.64" calcext:value-type="float">
            <text:p>25.64</text:p>
          </table:table-cell>
          <table:table-cell office:value-type="float" office:value="31.36" calcext:value-type="float">
            <text:p>31.36</text:p>
          </table:table-cell>
          <table:table-cell office:value-type="float" office:value="36.51" calcext:value-type="float">
            <text:p>36.51</text:p>
          </table:table-cell>
          <table:table-cell office:value-type="float" office:value="41.32" calcext:value-type="float">
            <text:p>41.32</text:p>
          </table:table-cell>
          <table:table-cell office:value-type="float" office:value="45.79" calcext:value-type="float">
            <text:p>45.79</text:p>
          </table:table-cell>
          <table:table-cell office:value-type="float" office:value="50.94" calcext:value-type="float">
            <text:p>50.94</text:p>
          </table:table-cell>
          <table:table-cell office:value-type="float" office:value="56.71" calcext:value-type="float">
            <text:p>56.71</text:p>
          </table:table-cell>
          <table:table-cell office:value-type="float" office:value="61.9" calcext:value-type="float">
            <text:p>61.9</text:p>
          </table:table-cell>
          <table:table-cell office:value-type="float" office:value="66.76" calcext:value-type="float">
            <text:p>66.76</text:p>
          </table:table-cell>
          <table:table-cell office:value-type="float" office:value="71.41" calcext:value-type="float">
            <text:p>71.41</text:p>
          </table:table-cell>
          <table:table-cell office:value-type="float" office:value="75.81" calcext:value-type="float">
            <text:p>75.81</text:p>
          </table:table-cell>
          <table:table-cell office:value-type="float" office:value="80.62" calcext:value-type="float">
            <text:p>80.62</text:p>
          </table:table-cell>
          <table:table-cell office:value-type="float" office:value="85.28" calcext:value-type="float">
            <text:p>85.28</text:p>
          </table:table-cell>
          <table:table-cell office:value-type="float" office:value="89.32" calcext:value-type="float">
            <text:p>89.32</text:p>
          </table:table-cell>
          <table:table-cell office:value-type="float" office:value="93.49" calcext:value-type="float">
            <text:p>93.49</text:p>
          </table:table-cell>
          <table:table-cell office:value-type="float" office:value="97.13" calcext:value-type="float">
            <text:p>97.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expl.</text:p>
          </table:table-cell>
          <table:table-cell office:value-type="float" office:value="303" calcext:value-type="float">
            <text:p>303</text:p>
          </table:table-cell>
          <table:table-cell office:value-type="float" office:value="607" calcext:value-type="float">
            <text:p>607</text:p>
          </table:table-cell>
          <table:table-cell office:value-type="float" office:value="910" calcext:value-type="float">
            <text:p>910</text:p>
          </table:table-cell>
          <table:table-cell office:value-type="float" office:value="1214" calcext:value-type="float">
            <text:p>1214</text:p>
          </table:table-cell>
          <table:table-cell office:value-type="float" office:value="1518" calcext:value-type="float">
            <text:p>1518</text:p>
          </table:table-cell>
          <table:table-cell office:value-type="float" office:value="1821" calcext:value-type="float">
            <text:p>1821</text:p>
          </table:table-cell>
          <table:table-cell office:value-type="float" office:value="2125" calcext:value-type="float">
            <text:p>2125</text:p>
          </table:table-cell>
          <table:table-cell office:value-type="float" office:value="2429" calcext:value-type="float">
            <text:p>2429</text:p>
          </table:table-cell>
          <table:table-cell office:value-type="float" office:value="2732" calcext:value-type="float">
            <text:p>2732</text:p>
          </table:table-cell>
          <table:table-cell office:value-type="float" office:value="3036" calcext:value-type="float">
            <text:p>3036</text:p>
          </table:table-cell>
          <table:table-cell office:value-type="float" office:value="3340" calcext:value-type="float">
            <text:p>3340</text:p>
          </table:table-cell>
          <table:table-cell office:value-type="float" office:value="3643" calcext:value-type="float">
            <text:p>3643</text:p>
          </table:table-cell>
          <table:table-cell office:value-type="float" office:value="3947" calcext:value-type="float">
            <text:p>3947</text:p>
          </table:table-cell>
          <table:table-cell office:value-type="float" office:value="4251" calcext:value-type="float">
            <text:p>4251</text:p>
          </table:table-cell>
          <table:table-cell office:value-type="float" office:value="4554" calcext:value-type="float">
            <text:p>4554</text:p>
          </table:table-cell>
          <table:table-cell office:value-type="float" office:value="4858" calcext:value-type="float">
            <text:p>4858</text:p>
          </table:table-cell>
          <table:table-cell office:value-type="float" office:value="5162" calcext:value-type="float">
            <text:p>5162</text:p>
          </table:table-cell>
          <table:table-cell office:value-type="float" office:value="5465" calcext:value-type="float">
            <text:p>5465</text:p>
          </table:table-cell>
          <table:table-cell office:value-type="float" office:value="5769" calcext:value-type="float">
            <text:p>5769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table:number-columns-repeated="3" office:value-type="float" office:value="18.26" calcext:value-type="float">
            <text:p>18.26</text:p>
          </table:table-cell>
          <table:table-cell table:number-columns-repeated="2" office:value-type="float" office:value="26.96" calcext:value-type="float">
            <text:p>26.96</text:p>
          </table:table-cell>
          <table:table-cell office:value-type="float" office:value="27.83" calcext:value-type="float">
            <text:p>27.83</text:p>
          </table:table-cell>
          <table:table-cell office:value-type="float" office:value="56.52" calcext:value-type="float">
            <text:p>56.52</text:p>
          </table:table-cell>
          <table:table-cell office:value-type="float" office:value="61.74" calcext:value-type="float">
            <text:p>61.74</text:p>
          </table:table-cell>
          <table:table-cell office:value-type="float" office:value="70.43" calcext:value-type="float">
            <text:p>70.43</text:p>
          </table:table-cell>
          <table:table-cell office:value-type="float" office:value="72.17" calcext:value-type="float">
            <text:p>72.17</text:p>
          </table:table-cell>
          <table:table-cell office:value-type="float" office:value="73.04" calcext:value-type="float">
            <text:p>73.04</text:p>
          </table:table-cell>
          <table:table-cell office:value-type="float" office:value="81.74" calcext:value-type="float">
            <text:p>81.74</text:p>
          </table:table-cell>
          <table:table-cell office:value-type="float" office:value="83.48" calcext:value-type="float">
            <text:p>83.48</text:p>
          </table:table-cell>
          <table:table-cell office:value-type="float" office:value="84.35" calcext:value-type="float">
            <text:p>84.35</text:p>
          </table:table-cell>
          <table:table-cell office:value-type="float" office:value="89.57" calcext:value-type="float">
            <text:p>89.57</text:p>
          </table:table-cell>
          <table:table-cell office:value-type="float" office:value="94.78" calcext:value-type="float">
            <text:p>94.78</text:p>
          </table:table-cell>
          <table:table-cell office:value-type="float" office:value="95.65" calcext:value-type="float">
            <text:p>95.65</text:p>
          </table:table-cell>
          <table:table-cell office:value-type="float" office:value="97.39" calcext:value-type="float">
            <text:p>97.39</text:p>
          </table:table-cell>
          <table:table-cell office:value-type="float" office:value="99.13" calcext:value-type="float">
            <text:p>99.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expl.</text:p>
          </table:table-cell>
          <table:table-cell office:value-type="float" office:value="113451" calcext:value-type="float">
            <text:p>113451</text:p>
          </table:table-cell>
          <table:table-cell office:value-type="float" office:value="226903" calcext:value-type="float">
            <text:p>226903</text:p>
          </table:table-cell>
          <table:table-cell office:value-type="float" office:value="340354" calcext:value-type="float">
            <text:p>340354</text:p>
          </table:table-cell>
          <table:table-cell office:value-type="float" office:value="453806" calcext:value-type="float">
            <text:p>453806</text:p>
          </table:table-cell>
          <table:table-cell office:value-type="float" office:value="567258" calcext:value-type="float">
            <text:p>567258</text:p>
          </table:table-cell>
          <table:table-cell office:value-type="float" office:value="680709" calcext:value-type="float">
            <text:p>680709</text:p>
          </table:table-cell>
          <table:table-cell office:value-type="float" office:value="794161" calcext:value-type="float">
            <text:p>794161</text:p>
          </table:table-cell>
          <table:table-cell office:value-type="float" office:value="907613" calcext:value-type="float">
            <text:p>907613</text:p>
          </table:table-cell>
          <table:table-cell office:value-type="float" office:value="1021064" calcext:value-type="float">
            <text:p>1021064</text:p>
          </table:table-cell>
          <table:table-cell office:value-type="float" office:value="1134516" calcext:value-type="float">
            <text:p>1134516</text:p>
          </table:table-cell>
          <table:table-cell office:value-type="float" office:value="1247968" calcext:value-type="float">
            <text:p>1247968</text:p>
          </table:table-cell>
          <table:table-cell office:value-type="float" office:value="1361419" calcext:value-type="float">
            <text:p>1361419</text:p>
          </table:table-cell>
          <table:table-cell office:value-type="float" office:value="1474871" calcext:value-type="float">
            <text:p>1474871</text:p>
          </table:table-cell>
          <table:table-cell office:value-type="float" office:value="1588323" calcext:value-type="float">
            <text:p>1588323</text:p>
          </table:table-cell>
          <table:table-cell office:value-type="float" office:value="1701774" calcext:value-type="float">
            <text:p>1701774</text:p>
          </table:table-cell>
          <table:table-cell office:value-type="float" office:value="1815226" calcext:value-type="float">
            <text:p>1815226</text:p>
          </table:table-cell>
          <table:table-cell office:value-type="float" office:value="1928678" calcext:value-type="float">
            <text:p>1928678</text:p>
          </table:table-cell>
          <table:table-cell office:value-type="float" office:value="2042129" calcext:value-type="float">
            <text:p>2042129</text:p>
          </table:table-cell>
          <table:table-cell office:value-type="float" office:value="2155581" calcext:value-type="float">
            <text:p>2155581</text:p>
          </table:table-cell>
          <table:table-cell office:value-type="float" office:value="2269033" calcext:value-type="float">
            <text:p>2269033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1504" calcext:value-type="float">
            <text:p>1504</text:p>
          </table:table-cell>
          <table:table-cell office:value-type="float" office:value="2192" calcext:value-type="float">
            <text:p>2192</text:p>
          </table:table-cell>
          <table:table-cell office:value-type="float" office:value="2939" calcext:value-type="float">
            <text:p>2939</text:p>
          </table:table-cell>
          <table:table-cell office:value-type="float" office:value="3528" calcext:value-type="float">
            <text:p>3528</text:p>
          </table:table-cell>
          <table:table-cell office:value-type="float" office:value="4167" calcext:value-type="float">
            <text:p>4167</text:p>
          </table:table-cell>
          <table:table-cell office:value-type="float" office:value="4985" calcext:value-type="float">
            <text:p>4985</text:p>
          </table:table-cell>
          <table:table-cell office:value-type="float" office:value="5625" calcext:value-type="float">
            <text:p>5625</text:p>
          </table:table-cell>
          <table:table-cell office:value-type="float" office:value="6098" calcext:value-type="float">
            <text:p>6098</text:p>
          </table:table-cell>
          <table:table-cell office:value-type="float" office:value="6444" calcext:value-type="float">
            <text:p>6444</text:p>
          </table:table-cell>
          <table:table-cell office:value-type="float" office:value="6528" calcext:value-type="float">
            <text:p>6528</text:p>
          </table:table-cell>
          <table:table-cell office:value-type="float" office:value="6608" calcext:value-type="float">
            <text:p>6608</text:p>
          </table:table-cell>
          <table:table-cell office:value-type="float" office:value="6673" calcext:value-type="float">
            <text:p>6673</text:p>
          </table:table-cell>
          <table:table-cell office:value-type="float" office:value="6729" calcext:value-type="float">
            <text:p>6729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table:number-columns-repeated="3" office:value-type="float" office:value="0.81" calcext:value-type="float">
            <text:p>0.81</text:p>
          </table:table-cell>
          <table:table-cell table:number-columns-repeated="3" office:value-type="float" office:value="1.35" calcext:value-type="float">
            <text:p>1.35</text:p>
          </table:table-cell>
          <table:table-cell office:value-type="float" office:value="22.27" calcext:value-type="float">
            <text:p>22.27</text:p>
          </table:table-cell>
          <table:table-cell office:value-type="float" office:value="32.46" calcext:value-type="float">
            <text:p>32.46</text:p>
          </table:table-cell>
          <table:table-cell office:value-type="float" office:value="43.52" calcext:value-type="float">
            <text:p>43.52</text:p>
          </table:table-cell>
          <table:table-cell office:value-type="float" office:value="52.24" calcext:value-type="float">
            <text:p>52.24</text:p>
          </table:table-cell>
          <table:table-cell office:value-type="float" office:value="61.71" calcext:value-type="float">
            <text:p>61.71</text:p>
          </table:table-cell>
          <table:table-cell office:value-type="float" office:value="73.82" calcext:value-type="float">
            <text:p>73.82</text:p>
          </table:table-cell>
          <table:table-cell office:value-type="float" office:value="83.3" calcext:value-type="float">
            <text:p>83.3</text:p>
          </table:table-cell>
          <table:table-cell office:value-type="float" office:value="90.3" calcext:value-type="float">
            <text:p>90.3</text:p>
          </table:table-cell>
          <table:table-cell office:value-type="float" office:value="95.42" calcext:value-type="float">
            <text:p>95.42</text:p>
          </table:table-cell>
          <table:table-cell office:value-type="float" office:value="96.67" calcext:value-type="float">
            <text:p>96.67</text:p>
          </table:table-cell>
          <table:table-cell office:value-type="float" office:value="97.85" calcext:value-type="float">
            <text:p>97.85</text:p>
          </table:table-cell>
          <table:table-cell office:value-type="float" office:value="98.82" calcext:value-type="float">
            <text:p>98.82</text:p>
          </table:table-cell>
          <table:table-cell office:value-type="float" office:value="99.64" calcext:value-type="float">
            <text:p>99.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expl.</text:p>
          </table:table-cell>
          <table:table-cell office:value-type="float" office:value="547191" calcext:value-type="float">
            <text:p>547191</text:p>
          </table:table-cell>
          <table:table-cell office:value-type="float" office:value="1094382" calcext:value-type="float">
            <text:p>1094382</text:p>
          </table:table-cell>
          <table:table-cell office:value-type="float" office:value="1641574" calcext:value-type="float">
            <text:p>1641574</text:p>
          </table:table-cell>
          <table:table-cell office:value-type="float" office:value="2188765" calcext:value-type="float">
            <text:p>2188765</text:p>
          </table:table-cell>
          <table:table-cell office:value-type="float" office:value="2735957" calcext:value-type="float">
            <text:p>2735957</text:p>
          </table:table-cell>
          <table:table-cell office:value-type="float" office:value="3283148" calcext:value-type="float">
            <text:p>3283148</text:p>
          </table:table-cell>
          <table:table-cell office:value-type="float" office:value="3830340" calcext:value-type="float">
            <text:p>3830340</text:p>
          </table:table-cell>
          <table:table-cell office:value-type="float" office:value="4377531" calcext:value-type="float">
            <text:p>4377531</text:p>
          </table:table-cell>
          <table:table-cell office:value-type="float" office:value="4924723" calcext:value-type="float">
            <text:p>4924723</text:p>
          </table:table-cell>
          <table:table-cell office:value-type="float" office:value="5471914" calcext:value-type="float">
            <text:p>5471914</text:p>
          </table:table-cell>
          <table:table-cell office:value-type="float" office:value="6019105" calcext:value-type="float">
            <text:p>6019105</text:p>
          </table:table-cell>
          <table:table-cell office:value-type="float" office:value="6566297" calcext:value-type="float">
            <text:p>6566297</text:p>
          </table:table-cell>
          <table:table-cell office:value-type="float" office:value="7113488" calcext:value-type="float">
            <text:p>7113488</text:p>
          </table:table-cell>
          <table:table-cell office:value-type="float" office:value="7660680" calcext:value-type="float">
            <text:p>7660680</text:p>
          </table:table-cell>
          <table:table-cell office:value-type="float" office:value="8207871" calcext:value-type="float">
            <text:p>8207871</text:p>
          </table:table-cell>
          <table:table-cell office:value-type="float" office:value="8755063" calcext:value-type="float">
            <text:p>8755063</text:p>
          </table:table-cell>
          <table:table-cell office:value-type="float" office:value="9302254" calcext:value-type="float">
            <text:p>9302254</text:p>
          </table:table-cell>
          <table:table-cell office:value-type="float" office:value="9849446" calcext:value-type="float">
            <text:p>9849446</text:p>
          </table:table-cell>
          <table:table-cell office:value-type="float" office:value="10396637" calcext:value-type="float">
            <text:p>10396637</text:p>
          </table:table-cell>
          <table:table-cell office:value-type="float" office:value="10943829" calcext:value-type="float">
            <text:p>10943829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2277" calcext:value-type="float">
            <text:p>2277</text:p>
          </table:table-cell>
          <table:table-cell office:value-type="float" office:value="4741" calcext:value-type="float">
            <text:p>4741</text:p>
          </table:table-cell>
          <table:table-cell office:value-type="float" office:value="6666" calcext:value-type="float">
            <text:p>6666</text:p>
          </table:table-cell>
          <table:table-cell office:value-type="float" office:value="8094" calcext:value-type="float">
            <text:p>8094</text:p>
          </table:table-cell>
          <table:table-cell office:value-type="float" office:value="11261" calcext:value-type="float">
            <text:p>11261</text:p>
          </table:table-cell>
          <table:table-cell office:value-type="float" office:value="14192" calcext:value-type="float">
            <text:p>14192</text:p>
          </table:table-cell>
          <table:table-cell office:value-type="float" office:value="16131" calcext:value-type="float">
            <text:p>16131</text:p>
          </table:table-cell>
          <table:table-cell office:value-type="float" office:value="16734" calcext:value-type="float">
            <text:p>16734</text:p>
          </table:table-cell>
          <table:table-cell office:value-type="float" office:value="17265" calcext:value-type="float">
            <text:p>17265</text:p>
          </table:table-cell>
          <table:table-cell office:value-type="float" office:value="17462" calcext:value-type="float">
            <text:p>17462</text:p>
          </table:table-cell>
          <table:table-cell office:value-type="float" office:value="17817" calcext:value-type="float">
            <text:p>17817</text:p>
          </table:table-cell>
          <table:table-cell office:value-type="float" office:value="18167" calcext:value-type="float">
            <text:p>18167</text:p>
          </table:table-cell>
          <table:table-cell office:value-type="float" office:value="18332" calcext:value-type="float">
            <text:p>18332</text:p>
          </table:table-cell>
          <table:table-cell office:value-type="float" office:value="18439" calcext:value-type="float">
            <text:p>18439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table:number-columns-repeated="3" office:value-type="float" office:value="0.36" calcext:value-type="float">
            <text:p>0.36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12.35" calcext:value-type="float">
            <text:p>12.35</text:p>
          </table:table-cell>
          <table:table-cell office:value-type="float" office:value="25.71" calcext:value-type="float">
            <text:p>25.71</text:p>
          </table:table-cell>
          <table:table-cell office:value-type="float" office:value="36.15" calcext:value-type="float">
            <text:p>36.15</text:p>
          </table:table-cell>
          <table:table-cell office:value-type="float" office:value="43.9" calcext:value-type="float">
            <text:p>43.9</text:p>
          </table:table-cell>
          <table:table-cell office:value-type="float" office:value="61.07" calcext:value-type="float">
            <text:p>61.07</text:p>
          </table:table-cell>
          <table:table-cell office:value-type="float" office:value="76.97" calcext:value-type="float">
            <text:p>76.97</text:p>
          </table:table-cell>
          <table:table-cell office:value-type="float" office:value="87.48" calcext:value-type="float">
            <text:p>87.48</text:p>
          </table:table-cell>
          <table:table-cell office:value-type="float" office:value="90.75" calcext:value-type="float">
            <text:p>90.75</text:p>
          </table:table-cell>
          <table:table-cell office:value-type="float" office:value="93.63" calcext:value-type="float">
            <text:p>93.63</text:p>
          </table:table-cell>
          <table:table-cell office:value-type="float" office:value="94.7" calcext:value-type="float">
            <text:p>94.7</text:p>
          </table:table-cell>
          <table:table-cell office:value-type="float" office:value="96.63" calcext:value-type="float">
            <text:p>96.63</text:p>
          </table:table-cell>
          <table:table-cell office:value-type="float" office:value="98.52" calcext:value-type="float">
            <text:p>98.52</text:p>
          </table:table-cell>
          <table:table-cell office:value-type="float" office:value="99.42" calcext:value-type="float">
            <text:p>99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expl.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float" office:value="179" calcext:value-type="float">
            <text:p>179</text:p>
          </table:table-cell>
          <table:table-cell office:value-type="float" office:value="224" calcext:value-type="float">
            <text:p>224</text:p>
          </table:table-cell>
          <table:table-cell office:value-type="float" office:value="269" calcext:value-type="float">
            <text:p>269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404" calcext:value-type="float">
            <text:p>404</text:p>
          </table:table-cell>
          <table:table-cell office:value-type="float" office:value="449" calcext:value-type="float">
            <text:p>449</text:p>
          </table:table-cell>
          <table:table-cell office:value-type="float" office:value="493" calcext:value-type="float">
            <text:p>493</text:p>
          </table:table-cell>
          <table:table-cell office:value-type="float" office:value="538" calcext:value-type="float">
            <text:p>538</text:p>
          </table:table-cell>
          <table:table-cell office:value-type="float" office:value="583" calcext:value-type="float">
            <text:p>583</text:p>
          </table:table-cell>
          <table:table-cell office:value-type="float" office:value="628" calcext:value-type="float">
            <text:p>628</text:p>
          </table:table-cell>
          <table:table-cell office:value-type="float" office:value="673" calcext:value-type="float">
            <text:p>673</text:p>
          </table:table-cell>
          <table:table-cell office:value-type="float" office:value="718" calcext:value-type="float">
            <text:p>718</text:p>
          </table:table-cell>
          <table:table-cell office:value-type="float" office:value="763" calcext:value-type="float">
            <text:p>763</text:p>
          </table:table-cell>
          <table:table-cell office:value-type="float" office:value="808" calcext:value-type="float">
            <text:p>808</text:p>
          </table:table-cell>
          <table:table-cell office:value-type="float" office:value="853" calcext:value-type="float">
            <text:p>853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6.58" calcext:value-type="float">
            <text:p>6.58</text:p>
          </table:table-cell>
          <table:table-cell office:value-type="float" office:value="10.53" calcext:value-type="float">
            <text:p>10.53</text:p>
          </table:table-cell>
          <table:table-cell office:value-type="float" office:value="15.79" calcext:value-type="float">
            <text:p>15.79</text:p>
          </table:table-cell>
          <table:table-cell office:value-type="float" office:value="21.05" calcext:value-type="float">
            <text:p>21.05</text:p>
          </table:table-cell>
          <table:table-cell office:value-type="float" office:value="26.32" calcext:value-type="float">
            <text:p>26.32</text:p>
          </table:table-cell>
          <table:table-cell office:value-type="float" office:value="30.26" calcext:value-type="float">
            <text:p>30.26</text:p>
          </table:table-cell>
          <table:table-cell office:value-type="float" office:value="35.53" calcext:value-type="float">
            <text:p>35.53</text:p>
          </table:table-cell>
          <table:table-cell office:value-type="float" office:value="40.79" calcext:value-type="float">
            <text:p>40.79</text:p>
          </table:table-cell>
          <table:table-cell office:value-type="float" office:value="46.05" calcext:value-type="float">
            <text:p>46.05</text:p>
          </table:table-cell>
          <table:table-cell office:value-type="float" office:value="51.32" calcext:value-type="float">
            <text:p>51.32</text:p>
          </table:table-cell>
          <table:table-cell office:value-type="float" office:value="55.26" calcext:value-type="float">
            <text:p>55.26</text:p>
          </table:table-cell>
          <table:table-cell office:value-type="float" office:value="60.53" calcext:value-type="float">
            <text:p>60.53</text:p>
          </table:table-cell>
          <table:table-cell office:value-type="float" office:value="65.79" calcext:value-type="float">
            <text:p>65.79</text:p>
          </table:table-cell>
          <table:table-cell office:value-type="float" office:value="71.05" calcext:value-type="float">
            <text:p>71.05</text:p>
          </table:table-cell>
          <table:table-cell office:value-type="float" office:value="75" calcext:value-type="float">
            <text:p>75</text:p>
          </table:table-cell>
          <table:table-cell office:value-type="float" office:value="80.26" calcext:value-type="float">
            <text:p>80.26</text:p>
          </table:table-cell>
          <table:table-cell office:value-type="float" office:value="85.53" calcext:value-type="float">
            <text:p>85.53</text:p>
          </table:table-cell>
          <table:table-cell office:value-type="float" office:value="90.79" calcext:value-type="float">
            <text:p>90.79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expl.</text:p>
          </table:table-cell>
          <table:table-cell office:value-type="float" office:value="26365" calcext:value-type="float">
            <text:p>26365</text:p>
          </table:table-cell>
          <table:table-cell office:value-type="float" office:value="52731" calcext:value-type="float">
            <text:p>52731</text:p>
          </table:table-cell>
          <table:table-cell office:value-type="float" office:value="79096" calcext:value-type="float">
            <text:p>79096</text:p>
          </table:table-cell>
          <table:table-cell office:value-type="float" office:value="105462" calcext:value-type="float">
            <text:p>105462</text:p>
          </table:table-cell>
          <table:table-cell office:value-type="float" office:value="131827" calcext:value-type="float">
            <text:p>131827</text:p>
          </table:table-cell>
          <table:table-cell office:value-type="float" office:value="158193" calcext:value-type="float">
            <text:p>158193</text:p>
          </table:table-cell>
          <table:table-cell office:value-type="float" office:value="184558" calcext:value-type="float">
            <text:p>184558</text:p>
          </table:table-cell>
          <table:table-cell office:value-type="float" office:value="210924" calcext:value-type="float">
            <text:p>210924</text:p>
          </table:table-cell>
          <table:table-cell office:value-type="float" office:value="237289" calcext:value-type="float">
            <text:p>237289</text:p>
          </table:table-cell>
          <table:table-cell office:value-type="float" office:value="263655" calcext:value-type="float">
            <text:p>263655</text:p>
          </table:table-cell>
          <table:table-cell office:value-type="float" office:value="290021" calcext:value-type="float">
            <text:p>290021</text:p>
          </table:table-cell>
          <table:table-cell office:value-type="float" office:value="316386" calcext:value-type="float">
            <text:p>316386</text:p>
          </table:table-cell>
          <table:table-cell office:value-type="float" office:value="342752" calcext:value-type="float">
            <text:p>342752</text:p>
          </table:table-cell>
          <table:table-cell office:value-type="float" office:value="369117" calcext:value-type="float">
            <text:p>369117</text:p>
          </table:table-cell>
          <table:table-cell office:value-type="float" office:value="395483" calcext:value-type="float">
            <text:p>395483</text:p>
          </table:table-cell>
          <table:table-cell office:value-type="float" office:value="421848" calcext:value-type="float">
            <text:p>421848</text:p>
          </table:table-cell>
          <table:table-cell office:value-type="float" office:value="448214" calcext:value-type="float">
            <text:p>448214</text:p>
          </table:table-cell>
          <table:table-cell office:value-type="float" office:value="474579" calcext:value-type="float">
            <text:p>474579</text:p>
          </table:table-cell>
          <table:table-cell office:value-type="float" office:value="500945" calcext:value-type="float">
            <text:p>500945</text:p>
          </table:table-cell>
          <table:table-cell office:value-type="float" office:value="527311" calcext:value-type="float">
            <text:p>527311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1326" calcext:value-type="float">
            <text:p>1326</text:p>
          </table:table-cell>
          <table:table-cell office:value-type="float" office:value="2650" calcext:value-type="float">
            <text:p>2650</text:p>
          </table:table-cell>
          <table:table-cell office:value-type="float" office:value="3972" calcext:value-type="float">
            <text:p>3972</text:p>
          </table:table-cell>
          <table:table-cell office:value-type="float" office:value="5293" calcext:value-type="float">
            <text:p>5293</text:p>
          </table:table-cell>
          <table:table-cell office:value-type="float" office:value="6618" calcext:value-type="float">
            <text:p>6618</text:p>
          </table:table-cell>
          <table:table-cell office:value-type="float" office:value="7940" calcext:value-type="float">
            <text:p>7940</text:p>
          </table:table-cell>
          <table:table-cell office:value-type="float" office:value="9262" calcext:value-type="float">
            <text:p>9262</text:p>
          </table:table-cell>
          <table:table-cell office:value-type="float" office:value="10586" calcext:value-type="float">
            <text:p>10586</text:p>
          </table:table-cell>
          <table:table-cell office:value-type="float" office:value="11908" calcext:value-type="float">
            <text:p>11908</text:p>
          </table:table-cell>
          <table:table-cell office:value-type="float" office:value="13230" calcext:value-type="float">
            <text:p>13230</text:p>
          </table:table-cell>
          <table:table-cell office:value-type="float" office:value="14552" calcext:value-type="float">
            <text:p>14552</text:p>
          </table:table-cell>
          <table:table-cell office:value-type="float" office:value="15873" calcext:value-type="float">
            <text:p>15873</text:p>
          </table:table-cell>
          <table:table-cell office:value-type="float" office:value="17196" calcext:value-type="float">
            <text:p>17196</text:p>
          </table:table-cell>
          <table:table-cell office:value-type="float" office:value="18517" calcext:value-type="float">
            <text:p>18517</text:p>
          </table:table-cell>
          <table:table-cell office:value-type="float" office:value="19840" calcext:value-type="float">
            <text:p>19840</text:p>
          </table:table-cell>
          <table:table-cell office:value-type="float" office:value="21161" calcext:value-type="float">
            <text:p>21161</text:p>
          </table:table-cell>
          <table:table-cell office:value-type="float" office:value="22482" calcext:value-type="float">
            <text:p>22482</text:p>
          </table:table-cell>
          <table:table-cell office:value-type="float" office:value="23802" calcext:value-type="float">
            <text:p>23802</text:p>
          </table:table-cell>
          <table:table-cell office:value-type="float" office:value="25123" calcext:value-type="float">
            <text:p>25123</text:p>
          </table:table-cell>
          <table:table-cell office:value-type="float" office:value="26443" calcext:value-type="float">
            <text:p>26443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5.01" calcext:value-type="float">
            <text:p>5.01</text:p>
          </table:table-cell>
          <table:table-cell office:value-type="float" office:value="10.02" calcext:value-type="float">
            <text:p>10.02</text:p>
          </table:table-cell>
          <table:table-cell office:value-type="float" office:value="15.02" calcext:value-type="float">
            <text:p>15.02</text:p>
          </table:table-cell>
          <table:table-cell office:value-type="float" office:value="20.02" calcext:value-type="float">
            <text:p>20.02</text:p>
          </table:table-cell>
          <table:table-cell office:value-type="float" office:value="25.03" calcext:value-type="float">
            <text:p>25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5.03" calcext:value-type="float">
            <text:p>35.03</text:p>
          </table:table-cell>
          <table:table-cell office:value-type="float" office:value="40.03" calcext:value-type="float">
            <text:p>40.03</text:p>
          </table:table-cell>
          <table:table-cell office:value-type="float" office:value="45.03" calcext:value-type="float">
            <text:p>45.03</text:p>
          </table:table-cell>
          <table:table-cell office:value-type="float" office:value="50.03" calcext:value-type="float">
            <text:p>50.03</text:p>
          </table:table-cell>
          <table:table-cell office:value-type="float" office:value="55.03" calcext:value-type="float">
            <text:p>55.03</text:p>
          </table:table-cell>
          <table:table-cell office:value-type="float" office:value="60.03" calcext:value-type="float">
            <text:p>60.03</text:p>
          </table:table-cell>
          <table:table-cell office:value-type="float" office:value="65.03" calcext:value-type="float">
            <text:p>65.03</text:p>
          </table:table-cell>
          <table:table-cell office:value-type="float" office:value="70.03" calcext:value-type="float">
            <text:p>70.03</text:p>
          </table:table-cell>
          <table:table-cell office:value-type="float" office:value="75.03" calcext:value-type="float">
            <text:p>75.03</text:p>
          </table:table-cell>
          <table:table-cell office:value-type="float" office:value="80.02" calcext:value-type="float">
            <text:p>80.02</text:p>
          </table:table-cell>
          <table:table-cell office:value-type="float" office:value="85.02" calcext:value-type="float">
            <text:p>85.02</text:p>
          </table:table-cell>
          <table:table-cell office:value-type="float" office:value="90.01" calcext:value-type="float">
            <text:p>90.01</text:p>
          </table:table-cell>
          <table:table-cell office:value-type="float" office:value="95.01" calcext:value-type="float">
            <text:p>95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expl.</text:p>
          </table:table-cell>
          <table:table-cell office:value-type="float" office:value="156317" calcext:value-type="float">
            <text:p>156317</text:p>
          </table:table-cell>
          <table:table-cell office:value-type="float" office:value="312635" calcext:value-type="float">
            <text:p>312635</text:p>
          </table:table-cell>
          <table:table-cell office:value-type="float" office:value="468952" calcext:value-type="float">
            <text:p>468952</text:p>
          </table:table-cell>
          <table:table-cell office:value-type="float" office:value="625270" calcext:value-type="float">
            <text:p>625270</text:p>
          </table:table-cell>
          <table:table-cell office:value-type="float" office:value="781587" calcext:value-type="float">
            <text:p>781587</text:p>
          </table:table-cell>
          <table:table-cell office:value-type="float" office:value="937905" calcext:value-type="float">
            <text:p>937905</text:p>
          </table:table-cell>
          <table:table-cell office:value-type="float" office:value="1094222" calcext:value-type="float">
            <text:p>1094222</text:p>
          </table:table-cell>
          <table:table-cell office:value-type="float" office:value="1250540" calcext:value-type="float">
            <text:p>1250540</text:p>
          </table:table-cell>
          <table:table-cell office:value-type="float" office:value="1406857" calcext:value-type="float">
            <text:p>1406857</text:p>
          </table:table-cell>
          <table:table-cell office:value-type="float" office:value="1563175" calcext:value-type="float">
            <text:p>1563175</text:p>
          </table:table-cell>
          <table:table-cell office:value-type="float" office:value="1719493" calcext:value-type="float">
            <text:p>1719493</text:p>
          </table:table-cell>
          <table:table-cell office:value-type="float" office:value="1875810" calcext:value-type="float">
            <text:p>1875810</text:p>
          </table:table-cell>
          <table:table-cell office:value-type="float" office:value="2032128" calcext:value-type="float">
            <text:p>2032128</text:p>
          </table:table-cell>
          <table:table-cell office:value-type="float" office:value="2188445" calcext:value-type="float">
            <text:p>2188445</text:p>
          </table:table-cell>
          <table:table-cell office:value-type="float" office:value="2344763" calcext:value-type="float">
            <text:p>2344763</text:p>
          </table:table-cell>
          <table:table-cell office:value-type="float" office:value="2501080" calcext:value-type="float">
            <text:p>2501080</text:p>
          </table:table-cell>
          <table:table-cell office:value-type="float" office:value="2657398" calcext:value-type="float">
            <text:p>2657398</text:p>
          </table:table-cell>
          <table:table-cell office:value-type="float" office:value="2813715" calcext:value-type="float">
            <text:p>2813715</text:p>
          </table:table-cell>
          <table:table-cell office:value-type="float" office:value="2970033" calcext:value-type="float">
            <text:p>2970033</text:p>
          </table:table-cell>
          <table:table-cell office:value-type="float" office:value="3126351" calcext:value-type="float">
            <text:p>3126351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7131" calcext:value-type="float">
            <text:p>7131</text:p>
          </table:table-cell>
          <table:table-cell office:value-type="float" office:value="14257" calcext:value-type="float">
            <text:p>14257</text:p>
          </table:table-cell>
          <table:table-cell office:value-type="float" office:value="21379" calcext:value-type="float">
            <text:p>21379</text:p>
          </table:table-cell>
          <table:table-cell office:value-type="float" office:value="28501" calcext:value-type="float">
            <text:p>28501</text:p>
          </table:table-cell>
          <table:table-cell office:value-type="float" office:value="35626" calcext:value-type="float">
            <text:p>35626</text:p>
          </table:table-cell>
          <table:table-cell office:value-type="float" office:value="42748" calcext:value-type="float">
            <text:p>42748</text:p>
          </table:table-cell>
          <table:table-cell office:value-type="float" office:value="49869" calcext:value-type="float">
            <text:p>49869</text:p>
          </table:table-cell>
          <table:table-cell office:value-type="float" office:value="56995" calcext:value-type="float">
            <text:p>56995</text:p>
          </table:table-cell>
          <table:table-cell office:value-type="float" office:value="64116" calcext:value-type="float">
            <text:p>64116</text:p>
          </table:table-cell>
          <table:table-cell office:value-type="float" office:value="71236" calcext:value-type="float">
            <text:p>71236</text:p>
          </table:table-cell>
          <table:table-cell office:value-type="float" office:value="78357" calcext:value-type="float">
            <text:p>78357</text:p>
          </table:table-cell>
          <table:table-cell office:value-type="float" office:value="85477" calcext:value-type="float">
            <text:p>85477</text:p>
          </table:table-cell>
          <table:table-cell office:value-type="float" office:value="92597" calcext:value-type="float">
            <text:p>92597</text:p>
          </table:table-cell>
          <table:table-cell office:value-type="float" office:value="99718" calcext:value-type="float">
            <text:p>99718</text:p>
          </table:table-cell>
          <table:table-cell office:value-type="float" office:value="106837" calcext:value-type="float">
            <text:p>106837</text:p>
          </table:table-cell>
          <table:table-cell office:value-type="float" office:value="113955" calcext:value-type="float">
            <text:p>113955</text:p>
          </table:table-cell>
          <table:table-cell office:value-type="float" office:value="121072" calcext:value-type="float">
            <text:p>121072</text:p>
          </table:table-cell>
          <table:table-cell office:value-type="float" office:value="128190" calcext:value-type="float">
            <text:p>128190</text:p>
          </table:table-cell>
          <table:table-cell office:value-type="float" office:value="135305" calcext:value-type="float">
            <text:p>135305</text:p>
          </table:table-cell>
          <table:table-cell office:value-type="float" office:value="142418" calcext:value-type="float">
            <text:p>142418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5.01" calcext:value-type="float">
            <text:p>5.01</text:p>
          </table:table-cell>
          <table:table-cell office:value-type="float" office:value="10.01" calcext:value-type="float">
            <text:p>10.01</text:p>
          </table:table-cell>
          <table:table-cell office:value-type="float" office:value="15.01" calcext:value-type="float">
            <text:p>15.01</text:p>
          </table:table-cell>
          <table:table-cell office:value-type="float" office:value="20.01" calcext:value-type="float">
            <text:p>20.01</text:p>
          </table:table-cell>
          <table:table-cell office:value-type="float" office:value="25.02" calcext:value-type="float">
            <text:p>25.02</text:p>
          </table:table-cell>
          <table:table-cell office:value-type="float" office:value="30.02" calcext:value-type="float">
            <text:p>30.02</text:p>
          </table:table-cell>
          <table:table-cell office:value-type="float" office:value="35.02" calcext:value-type="float">
            <text:p>35.02</text:p>
          </table:table-cell>
          <table:table-cell office:value-type="float" office:value="40.02" calcext:value-type="float">
            <text:p>40.02</text:p>
          </table:table-cell>
          <table:table-cell office:value-type="float" office:value="45.02" calcext:value-type="float">
            <text:p>45.02</text:p>
          </table:table-cell>
          <table:table-cell office:value-type="float" office:value="50.02" calcext:value-type="float">
            <text:p>50.02</text:p>
          </table:table-cell>
          <table:table-cell office:value-type="float" office:value="55.02" calcext:value-type="float">
            <text:p>55.02</text:p>
          </table:table-cell>
          <table:table-cell office:value-type="float" office:value="60.02" calcext:value-type="float">
            <text:p>60.02</text:p>
          </table:table-cell>
          <table:table-cell office:value-type="float" office:value="65.02" calcext:value-type="float">
            <text:p>65.02</text:p>
          </table:table-cell>
          <table:table-cell office:value-type="float" office:value="70.02" calcext:value-type="float">
            <text:p>70.02</text:p>
          </table:table-cell>
          <table:table-cell office:value-type="float" office:value="75.02" calcext:value-type="float">
            <text:p>75.02</text:p>
          </table:table-cell>
          <table:table-cell office:value-type="float" office:value="80.01" calcext:value-type="float">
            <text:p>80.01</text:p>
          </table:table-cell>
          <table:table-cell office:value-type="float" office:value="85.01" calcext:value-type="float">
            <text:p>85.01</text:p>
          </table:table-cell>
          <table:table-cell office:value-type="float" office:value="90.01" calcext:value-type="float">
            <text:p>90.01</text:p>
          </table:table-cell>
          <table:table-cell office:value-type="float" office:value="95.01" calcext:value-type="float">
            <text:p>95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expl.</text:p>
          </table:table-cell>
          <table:table-cell office:value-type="float" office:value="415" calcext:value-type="float">
            <text:p>415</text:p>
          </table:table-cell>
          <table:table-cell office:value-type="float" office:value="830" calcext:value-type="float">
            <text:p>830</text:p>
          </table:table-cell>
          <table:table-cell office:value-type="float" office:value="1246" calcext:value-type="float">
            <text:p>1246</text:p>
          </table:table-cell>
          <table:table-cell office:value-type="float" office:value="1661" calcext:value-type="float">
            <text:p>1661</text:p>
          </table:table-cell>
          <table:table-cell office:value-type="float" office:value="2077" calcext:value-type="float">
            <text:p>2077</text:p>
          </table:table-cell>
          <table:table-cell office:value-type="float" office:value="2492" calcext:value-type="float">
            <text:p>2492</text:p>
          </table:table-cell>
          <table:table-cell office:value-type="float" office:value="2907" calcext:value-type="float">
            <text:p>2907</text:p>
          </table:table-cell>
          <table:table-cell office:value-type="float" office:value="3323" calcext:value-type="float">
            <text:p>3323</text:p>
          </table:table-cell>
          <table:table-cell office:value-type="float" office:value="3738" calcext:value-type="float">
            <text:p>3738</text:p>
          </table:table-cell>
          <table:table-cell office:value-type="float" office:value="4154" calcext:value-type="float">
            <text:p>4154</text:p>
          </table:table-cell>
          <table:table-cell office:value-type="float" office:value="4569" calcext:value-type="float">
            <text:p>4569</text:p>
          </table:table-cell>
          <table:table-cell office:value-type="float" office:value="4984" calcext:value-type="float">
            <text:p>4984</text:p>
          </table:table-cell>
          <table:table-cell office:value-type="float" office:value="5400" calcext:value-type="float">
            <text:p>5400</text:p>
          </table:table-cell>
          <table:table-cell office:value-type="float" office:value="5815" calcext:value-type="float">
            <text:p>5815</text:p>
          </table:table-cell>
          <table:table-cell office:value-type="float" office:value="6231" calcext:value-type="float">
            <text:p>6231</text:p>
          </table:table-cell>
          <table:table-cell office:value-type="float" office:value="6646" calcext:value-type="float">
            <text:p>6646</text:p>
          </table:table-cell>
          <table:table-cell office:value-type="float" office:value="7061" calcext:value-type="float">
            <text:p>7061</text:p>
          </table:table-cell>
          <table:table-cell office:value-type="float" office:value="7477" calcext:value-type="float">
            <text:p>7477</text:p>
          </table:table-cell>
          <table:table-cell office:value-type="float" office:value="7892" calcext:value-type="float">
            <text:p>7892</text:p>
          </table:table-cell>
          <table:table-cell office:value-type="float" office:value="8308" calcext:value-type="float">
            <text:p>8308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valid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17.55" calcext:value-type="float">
            <text:p>17.55</text:p>
          </table:table-cell>
          <table:table-cell office:value-type="float" office:value="21.28" calcext:value-type="float">
            <text:p>21.28</text:p>
          </table:table-cell>
          <table:table-cell office:value-type="float" office:value="29.79" calcext:value-type="float">
            <text:p>29.79</text:p>
          </table:table-cell>
          <table:table-cell office:value-type="float" office:value="33.51" calcext:value-type="float">
            <text:p>33.51</text:p>
          </table:table-cell>
          <table:table-cell office:value-type="float" office:value="35.11" calcext:value-type="float">
            <text:p>35.11</text:p>
          </table:table-cell>
          <table:table-cell office:value-type="float" office:value="38.83" calcext:value-type="float">
            <text:p>38.83</text:p>
          </table:table-cell>
          <table:table-cell office:value-type="float" office:value="46.28" calcext:value-type="float">
            <text:p>46.28</text:p>
          </table:table-cell>
          <table:table-cell office:value-type="float" office:value="54.26" calcext:value-type="float">
            <text:p>54.26</text:p>
          </table:table-cell>
          <table:table-cell office:value-type="float" office:value="57.98" calcext:value-type="float">
            <text:p>57.98</text:p>
          </table:table-cell>
          <table:table-cell office:value-type="float" office:value="66.49" calcext:value-type="float">
            <text:p>66.49</text:p>
          </table:table-cell>
          <table:table-cell office:value-type="float" office:value="70.21" calcext:value-type="float">
            <text:p>70.21</text:p>
          </table:table-cell>
          <table:table-cell office:value-type="float" office:value="71.81" calcext:value-type="float">
            <text:p>71.81</text:p>
          </table:table-cell>
          <table:table-cell office:value-type="float" office:value="75.53" calcext:value-type="float">
            <text:p>75.53</text:p>
          </table:table-cell>
          <table:table-cell office:value-type="float" office:value="84.57" calcext:value-type="float">
            <text:p>84.57</text:p>
          </table:table-cell>
          <table:table-cell office:value-type="float" office:value="88.3" calcext:value-type="float">
            <text:p>88.3</text:p>
          </table:table-cell>
          <table:table-cell office:value-type="float" office:value="89.89" calcext:value-type="float">
            <text:p>89.89</text:p>
          </table:table-cell>
          <table:table-cell office:value-type="float" office:value="93.62" calcext:value-type="float">
            <text:p>93.62</text:p>
          </table:table-cell>
          <table:table-cell office:value-type="float" office:value="96.28" calcext:value-type="float">
            <text:p>96.28</text:p>
          </table:table-cell>
          <table:table-cell office:value-type="float" office:value="98.94" calcext:value-type="float">
            <text:p>98.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expl.</text:p>
          </table:table-cell>
          <table:table-cell office:value-type="float" office:value="1399836" calcext:value-type="float">
            <text:p>1399836</text:p>
          </table:table-cell>
          <table:table-cell office:value-type="float" office:value="2799673" calcext:value-type="float">
            <text:p>2799673</text:p>
          </table:table-cell>
          <table:table-cell office:value-type="float" office:value="4199509" calcext:value-type="float">
            <text:p>4199509</text:p>
          </table:table-cell>
          <table:table-cell office:value-type="float" office:value="5599346" calcext:value-type="float">
            <text:p>5599346</text:p>
          </table:table-cell>
          <table:table-cell office:value-type="float" office:value="6999182" calcext:value-type="float">
            <text:p>6999182</text:p>
          </table:table-cell>
          <table:table-cell office:value-type="float" office:value="8399019" calcext:value-type="float">
            <text:p>8399019</text:p>
          </table:table-cell>
          <table:table-cell office:value-type="float" office:value="9798855" calcext:value-type="float">
            <text:p>9798855</text:p>
          </table:table-cell>
          <table:table-cell office:value-type="float" office:value="11198692" calcext:value-type="float">
            <text:p>11198692</text:p>
          </table:table-cell>
          <table:table-cell office:value-type="float" office:value="12598528" calcext:value-type="float">
            <text:p>12598528</text:p>
          </table:table-cell>
          <table:table-cell office:value-type="float" office:value="13998365" calcext:value-type="float">
            <text:p>13998365</text:p>
          </table:table-cell>
          <table:table-cell office:value-type="float" office:value="15398201" calcext:value-type="float">
            <text:p>15398201</text:p>
          </table:table-cell>
          <table:table-cell office:value-type="float" office:value="16798038" calcext:value-type="float">
            <text:p>16798038</text:p>
          </table:table-cell>
          <table:table-cell office:value-type="float" office:value="18197874" calcext:value-type="float">
            <text:p>18197874</text:p>
          </table:table-cell>
          <table:table-cell office:value-type="float" office:value="19597711" calcext:value-type="float">
            <text:p>19597711</text:p>
          </table:table-cell>
          <table:table-cell office:value-type="float" office:value="20997547" calcext:value-type="float">
            <text:p>20997547</text:p>
          </table:table-cell>
          <table:table-cell office:value-type="float" office:value="22397384" calcext:value-type="float">
            <text:p>22397384</text:p>
          </table:table-cell>
          <table:table-cell office:value-type="float" office:value="23797220" calcext:value-type="float">
            <text:p>23797220</text:p>
          </table:table-cell>
          <table:table-cell office:value-type="float" office:value="25197057" calcext:value-type="float">
            <text:p>25197057</text:p>
          </table:table-cell>
          <table:table-cell office:value-type="float" office:value="26596893" calcext:value-type="float">
            <text:p>26596893</text:p>
          </table:table-cell>
          <table:table-cell office:value-type="float" office:value="27996730" calcext:value-type="float">
            <text:p>27996730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valid</text:p>
          </table:table-cell>
          <table:table-cell office:value-type="float" office:value="3612" calcext:value-type="float">
            <text:p>3612</text:p>
          </table:table-cell>
          <table:table-cell office:value-type="float" office:value="6426" calcext:value-type="float">
            <text:p>6426</text:p>
          </table:table-cell>
          <table:table-cell office:value-type="float" office:value="9496" calcext:value-type="float">
            <text:p>9496</text:p>
          </table:table-cell>
          <table:table-cell office:value-type="float" office:value="12187" calcext:value-type="float">
            <text:p>12187</text:p>
          </table:table-cell>
          <table:table-cell office:value-type="float" office:value="14590" calcext:value-type="float">
            <text:p>14590</text:p>
          </table:table-cell>
          <table:table-cell office:value-type="float" office:value="16850" calcext:value-type="float">
            <text:p>16850</text:p>
          </table:table-cell>
          <table:table-cell office:value-type="float" office:value="19879" calcext:value-type="float">
            <text:p>19879</text:p>
          </table:table-cell>
          <table:table-cell office:value-type="float" office:value="22819" calcext:value-type="float">
            <text:p>22819</text:p>
          </table:table-cell>
          <table:table-cell office:value-type="float" office:value="25799" calcext:value-type="float">
            <text:p>25799</text:p>
          </table:table-cell>
          <table:table-cell office:value-type="float" office:value="28454" calcext:value-type="float">
            <text:p>28454</text:p>
          </table:table-cell>
          <table:table-cell office:value-type="float" office:value="30976" calcext:value-type="float">
            <text:p>30976</text:p>
          </table:table-cell>
          <table:table-cell office:value-type="float" office:value="33160" calcext:value-type="float">
            <text:p>33160</text:p>
          </table:table-cell>
          <table:table-cell office:value-type="float" office:value="36312" calcext:value-type="float">
            <text:p>36312</text:p>
          </table:table-cell>
          <table:table-cell office:value-type="float" office:value="39004" calcext:value-type="float">
            <text:p>39004</text:p>
          </table:table-cell>
          <table:table-cell office:value-type="float" office:value="41525" calcext:value-type="float">
            <text:p>41525</text:p>
          </table:table-cell>
          <table:table-cell office:value-type="float" office:value="43546" calcext:value-type="float">
            <text:p>43546</text:p>
          </table:table-cell>
          <table:table-cell office:value-type="float" office:value="46281" calcext:value-type="float">
            <text:p>46281</text:p>
          </table:table-cell>
          <table:table-cell office:value-type="float" office:value="48433" calcext:value-type="float">
            <text:p>48433</text:p>
          </table:table-cell>
          <table:table-cell office:value-type="float" office:value="50364" calcext:value-type="float">
            <text:p>50364</text:p>
          </table:table-cell>
          <table:table-cell office:value-type="float" office:value="51822" calcext:value-type="float">
            <text:p>51822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6.97" calcext:value-type="float">
            <text:p>6.97</text:p>
          </table:table-cell>
          <table:table-cell office:value-type="float" office:value="12.4" calcext:value-type="float">
            <text:p>12.4</text:p>
          </table:table-cell>
          <table:table-cell office:value-type="float" office:value="18.32" calcext:value-type="float">
            <text:p>18.32</text:p>
          </table:table-cell>
          <table:table-cell office:value-type="float" office:value="23.52" calcext:value-type="float">
            <text:p>23.52</text:p>
          </table:table-cell>
          <table:table-cell office:value-type="float" office:value="28.15" calcext:value-type="float">
            <text:p>28.15</text:p>
          </table:table-cell>
          <table:table-cell office:value-type="float" office:value="32.52" calcext:value-type="float">
            <text:p>32.52</text:p>
          </table:table-cell>
          <table:table-cell office:value-type="float" office:value="38.36" calcext:value-type="float">
            <text:p>38.36</text:p>
          </table:table-cell>
          <table:table-cell office:value-type="float" office:value="44.03" calcext:value-type="float">
            <text:p>44.03</text:p>
          </table:table-cell>
          <table:table-cell office:value-type="float" office:value="49.78" calcext:value-type="float">
            <text:p>49.78</text:p>
          </table:table-cell>
          <table:table-cell office:value-type="float" office:value="54.91" calcext:value-type="float">
            <text:p>54.91</text:p>
          </table:table-cell>
          <table:table-cell office:value-type="float" office:value="59.77" calcext:value-type="float">
            <text:p>59.77</text:p>
          </table:table-cell>
          <table:table-cell office:value-type="float" office:value="63.99" calcext:value-type="float">
            <text:p>63.99</text:p>
          </table:table-cell>
          <table:table-cell office:value-type="float" office:value="70.07" calcext:value-type="float">
            <text:p>70.07</text:p>
          </table:table-cell>
          <table:table-cell office:value-type="float" office:value="75.27" calcext:value-type="float">
            <text:p>75.27</text:p>
          </table:table-cell>
          <table:table-cell office:value-type="float" office:value="80.13" calcext:value-type="float">
            <text:p>80.13</text:p>
          </table:table-cell>
          <table:table-cell office:value-type="float" office:value="84.03" calcext:value-type="float">
            <text:p>84.03</text:p>
          </table:table-cell>
          <table:table-cell office:value-type="float" office:value="89.31" calcext:value-type="float">
            <text:p>89.31</text:p>
          </table:table-cell>
          <table:table-cell office:value-type="float" office:value="93.46" calcext:value-type="float">
            <text:p>93.46</text:p>
          </table:table-cell>
          <table:table-cell office:value-type="float" office:value="97.19" calcext:value-type="float">
            <text:p>97.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expl.</text:p>
          </table:table-cell>
          <table:table-cell office:value-type="float" office:value="10834045" calcext:value-type="float">
            <text:p>10834045</text:p>
          </table:table-cell>
          <table:table-cell office:value-type="float" office:value="21668090" calcext:value-type="float">
            <text:p>21668090</text:p>
          </table:table-cell>
          <table:table-cell office:value-type="float" office:value="32502136" calcext:value-type="float">
            <text:p>32502136</text:p>
          </table:table-cell>
          <table:table-cell office:value-type="float" office:value="43336181" calcext:value-type="float">
            <text:p>43336181</text:p>
          </table:table-cell>
          <table:table-cell office:value-type="float" office:value="54170227" calcext:value-type="float">
            <text:p>54170227</text:p>
          </table:table-cell>
          <table:table-cell office:value-type="float" office:value="65004272" calcext:value-type="float">
            <text:p>65004272</text:p>
          </table:table-cell>
          <table:table-cell office:value-type="float" office:value="75838318" calcext:value-type="float">
            <text:p>75838318</text:p>
          </table:table-cell>
          <table:table-cell office:value-type="float" office:value="86672363" calcext:value-type="float">
            <text:p>86672363</text:p>
          </table:table-cell>
          <table:table-cell office:value-type="float" office:value="97506409" calcext:value-type="float">
            <text:p>97506409</text:p>
          </table:table-cell>
          <table:table-cell office:value-type="float" office:value="108340454" calcext:value-type="float">
            <text:p>108340454</text:p>
          </table:table-cell>
          <table:table-cell office:value-type="float" office:value="119174499" calcext:value-type="float">
            <text:p>119174499</text:p>
          </table:table-cell>
          <table:table-cell office:value-type="float" office:value="130008545" calcext:value-type="float">
            <text:p>130008545</text:p>
          </table:table-cell>
          <table:table-cell office:value-type="float" office:value="140842590" calcext:value-type="float">
            <text:p>140842590</text:p>
          </table:table-cell>
          <table:table-cell office:value-type="float" office:value="151676636" calcext:value-type="float">
            <text:p>151676636</text:p>
          </table:table-cell>
          <table:table-cell office:value-type="float" office:value="162510681" calcext:value-type="float">
            <text:p>162510681</text:p>
          </table:table-cell>
          <table:table-cell office:value-type="float" office:value="173344727" calcext:value-type="float">
            <text:p>173344727</text:p>
          </table:table-cell>
          <table:table-cell office:value-type="float" office:value="184178772" calcext:value-type="float">
            <text:p>184178772</text:p>
          </table:table-cell>
          <table:table-cell office:value-type="float" office:value="195012818" calcext:value-type="float">
            <text:p>195012818</text:p>
          </table:table-cell>
          <table:table-cell office:value-type="float" office:value="205846863" calcext:value-type="float">
            <text:p>205846863</text:p>
          </table:table-cell>
          <table:table-cell office:value-type="float" office:value="216680909" calcext:value-type="float">
            <text:p>216680909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valid</text:p>
          </table:table-cell>
          <table:table-cell office:value-type="float" office:value="14140" calcext:value-type="float">
            <text:p>14140</text:p>
          </table:table-cell>
          <table:table-cell office:value-type="float" office:value="26244" calcext:value-type="float">
            <text:p>26244</text:p>
          </table:table-cell>
          <table:table-cell office:value-type="float" office:value="39267" calcext:value-type="float">
            <text:p>39267</text:p>
          </table:table-cell>
          <table:table-cell office:value-type="float" office:value="50751" calcext:value-type="float">
            <text:p>50751</text:p>
          </table:table-cell>
          <table:table-cell office:value-type="float" office:value="61528" calcext:value-type="float">
            <text:p>61528</text:p>
          </table:table-cell>
          <table:table-cell office:value-type="float" office:value="71480" calcext:value-type="float">
            <text:p>71480</text:p>
          </table:table-cell>
          <table:table-cell office:value-type="float" office:value="84557" calcext:value-type="float">
            <text:p>84557</text:p>
          </table:table-cell>
          <table:table-cell office:value-type="float" office:value="96243" calcext:value-type="float">
            <text:p>96243</text:p>
          </table:table-cell>
          <table:table-cell office:value-type="float" office:value="108932" calcext:value-type="float">
            <text:p>108932</text:p>
          </table:table-cell>
          <table:table-cell office:value-type="float" office:value="121123" calcext:value-type="float">
            <text:p>121123</text:p>
          </table:table-cell>
          <table:table-cell office:value-type="float" office:value="131356" calcext:value-type="float">
            <text:p>131356</text:p>
          </table:table-cell>
          <table:table-cell office:value-type="float" office:value="141698" calcext:value-type="float">
            <text:p>141698</text:p>
          </table:table-cell>
          <table:table-cell office:value-type="float" office:value="154349" calcext:value-type="float">
            <text:p>154349</text:p>
          </table:table-cell>
          <table:table-cell office:value-type="float" office:value="166377" calcext:value-type="float">
            <text:p>166377</text:p>
          </table:table-cell>
          <table:table-cell office:value-type="float" office:value="176929" calcext:value-type="float">
            <text:p>176929</text:p>
          </table:table-cell>
          <table:table-cell office:value-type="float" office:value="186941" calcext:value-type="float">
            <text:p>186941</text:p>
          </table:table-cell>
          <table:table-cell office:value-type="float" office:value="197798" calcext:value-type="float">
            <text:p>197798</text:p>
          </table:table-cell>
          <table:table-cell office:value-type="float" office:value="207065" calcext:value-type="float">
            <text:p>207065</text:p>
          </table:table-cell>
          <table:table-cell office:value-type="float" office:value="216679" calcext:value-type="float">
            <text:p>216679</text:p>
          </table:table-cell>
          <table:table-cell office:value-type="float" office:value="223191" calcext:value-type="float">
            <text:p>223191</text:p>
          </table:table-cell>
        </table:table-row>
        <table:table-row table:style-name="ro1">
          <table:table-cell/>
          <table:table-cell office:value-type="string" calcext:value-type="string">
            <text:p>%valid</text:p>
          </table:table-cell>
          <table:table-cell office:value-type="float" office:value="6.34" calcext:value-type="float">
            <text:p>6.34</text:p>
          </table:table-cell>
          <table:table-cell office:value-type="float" office:value="11.76" calcext:value-type="float">
            <text:p>11.76</text:p>
          </table:table-cell>
          <table:table-cell office:value-type="float" office:value="17.59" calcext:value-type="float">
            <text:p>17.59</text:p>
          </table:table-cell>
          <table:table-cell office:value-type="float" office:value="22.74" calcext:value-type="float">
            <text:p>22.74</text:p>
          </table:table-cell>
          <table:table-cell office:value-type="float" office:value="27.57" calcext:value-type="float">
            <text:p>27.57</text:p>
          </table:table-cell>
          <table:table-cell office:value-type="float" office:value="32.03" calcext:value-type="float">
            <text:p>32.03</text:p>
          </table:table-cell>
          <table:table-cell office:value-type="float" office:value="37.89" calcext:value-type="float">
            <text:p>37.89</text:p>
          </table:table-cell>
          <table:table-cell office:value-type="float" office:value="43.12" calcext:value-type="float">
            <text:p>43.12</text:p>
          </table:table-cell>
          <table:table-cell office:value-type="float" office:value="48.81" calcext:value-type="float">
            <text:p>48.81</text:p>
          </table:table-cell>
          <table:table-cell office:value-type="float" office:value="54.27" calcext:value-type="float">
            <text:p>54.27</text:p>
          </table:table-cell>
          <table:table-cell office:value-type="float" office:value="58.85" calcext:value-type="float">
            <text:p>58.85</text:p>
          </table:table-cell>
          <table:table-cell office:value-type="float" office:value="63.49" calcext:value-type="float">
            <text:p>63.49</text:p>
          </table:table-cell>
          <table:table-cell office:value-type="float" office:value="69.16" calcext:value-type="float">
            <text:p>69.16</text:p>
          </table:table-cell>
          <table:table-cell office:value-type="float" office:value="74.54" calcext:value-type="float">
            <text:p>74.54</text:p>
          </table:table-cell>
          <table:table-cell office:value-type="float" office:value="79.27" calcext:value-type="float">
            <text:p>79.27</text:p>
          </table:table-cell>
          <table:table-cell office:value-type="float" office:value="83.76" calcext:value-type="float">
            <text:p>83.76</text:p>
          </table:table-cell>
          <table:table-cell office:value-type="float" office:value="88.62" calcext:value-type="float">
            <text:p>88.62</text:p>
          </table:table-cell>
          <table:table-cell office:value-type="float" office:value="92.77" calcext:value-type="float">
            <text:p>92.77</text:p>
          </table:table-cell>
          <table:table-cell office:value-type="float" office:value="97.08" calcext:value-type="float">
            <text:p>97.08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0" meta:object-count="0"/>
    <meta:generator>LibreOffice/5.1.6.2$Linux_X86_64 LibreOffice_project/10m0$Build-2</meta:generator>
  </office:meta>
</office:document-meta>
</file>